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91308399DD67FF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65535*"/>
    </style:style>
    <style:style style:name="Table66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officeooo:rsid="01058ed3" officeooo:paragraph-rsid="01058ed3"/>
    </style:style>
    <style:style style:name="P40" style:family="paragraph" style:parent-style-name="Text_20_body">
      <style:text-properties officeooo:rsid="01058ed3" officeooo:paragraph-rsid="0107e28a"/>
    </style:style>
    <style:style style:name="P41" style:family="paragraph" style:parent-style-name="Text_20_body">
      <style:text-properties officeooo:rsid="00bee800" officeooo:paragraph-rsid="010705ab"/>
    </style:style>
    <style:style style:name="P42" style:family="paragraph" style:parent-style-name="Text_20_body">
      <style:text-properties officeooo:rsid="00b2402e" officeooo:paragraph-rsid="01093483"/>
    </style:style>
    <style:style style:name="P43" style:family="paragraph" style:parent-style-name="Text_20_body">
      <style:text-properties officeooo:rsid="00eccd4f" officeooo:paragraph-rsid="010b02ee"/>
    </style:style>
    <style:style style:name="P44" style:family="paragraph" style:parent-style-name="Text_20_body">
      <style:text-properties officeooo:rsid="00ec4c35" officeooo:paragraph-rsid="010b02ee"/>
    </style:style>
    <style:style style:name="P45" style:family="paragraph" style:parent-style-name="Text_20_body">
      <style:text-properties officeooo:paragraph-rsid="010b02ee"/>
    </style:style>
    <style:style style:name="P46" style:family="paragraph" style:parent-style-name="Text_20_body">
      <style:text-properties officeooo:rsid="004e4358" officeooo:paragraph-rsid="010df24e"/>
    </style:style>
    <style:style style:name="P47" style:family="paragraph" style:parent-style-name="Text_20_body">
      <style:text-properties officeooo:rsid="004574fe" officeooo:paragraph-rsid="010df24e"/>
    </style:style>
    <style:style style:name="P48" style:family="paragraph" style:parent-style-name="Text_20_body">
      <style:text-properties officeooo:rsid="004a37ab" officeooo:paragraph-rsid="010df24e"/>
    </style:style>
    <style:style style:name="P49" style:family="paragraph" style:parent-style-name="Text_20_body">
      <style:text-properties officeooo:rsid="007e01fd" officeooo:paragraph-rsid="010df24e"/>
    </style:style>
    <style:style style:name="P50" style:family="paragraph" style:parent-style-name="Text_20_body">
      <style:text-properties officeooo:rsid="005f6194" officeooo:paragraph-rsid="010df24e"/>
    </style:style>
    <style:style style:name="P51" style:family="paragraph" style:parent-style-name="Text_20_body">
      <style:text-properties officeooo:rsid="007d7c2a" officeooo:paragraph-rsid="010df24e"/>
    </style:style>
    <style:style style:name="P52" style:family="paragraph" style:parent-style-name="Text_20_body">
      <style:text-properties officeooo:rsid="010f6154" officeooo:paragraph-rsid="010f6154"/>
    </style:style>
    <style:style style:name="P53" style:family="paragraph" style:parent-style-name="Title">
      <style:text-properties officeooo:rsid="000b7895" officeooo:paragraph-rsid="000b7895"/>
    </style:style>
    <style:style style:name="P54" style:family="paragraph" style:parent-style-name="Table_20_Contents">
      <style:text-properties officeooo:rsid="004a8ddf"/>
    </style:style>
    <style:style style:name="P55" style:family="paragraph" style:parent-style-name="Table_20_Contents"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text-properties officeooo:rsid="00f0136d" officeooo:paragraph-rsid="00f0136d"/>
    </style:style>
    <style:style style:name="P57" style:family="paragraph" style:parent-style-name="Table_20_Contents">
      <style:text-properties officeooo:rsid="00f66eda" officeooo:paragraph-rsid="00f66eda"/>
    </style:style>
    <style:style style:name="P58" style:family="paragraph" style:parent-style-name="Table_20_Contents">
      <style:text-properties officeooo:rsid="00bee800" officeooo:paragraph-rsid="010705ab"/>
    </style:style>
    <style:style style:name="P59" style:family="paragraph" style:parent-style-name="Table_20_Contents">
      <style:text-properties officeooo:rsid="00b2402e" officeooo:paragraph-rsid="01093483"/>
    </style:style>
    <style:style style:name="P60" style:family="paragraph" style:parent-style-name="Table_20_Contents">
      <style:text-properties officeooo:rsid="00ec4c35" officeooo:paragraph-rsid="010b02ee"/>
    </style:style>
    <style:style style:name="P61" style:family="paragraph" style:parent-style-name="Table_20_Contents">
      <style:text-properties officeooo:rsid="00eccd4f" officeooo:paragraph-rsid="010b02ee"/>
    </style:style>
    <style:style style:name="P62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63" style:family="paragraph" style:parent-style-name="Table_20_Contents">
      <style:text-properties officeooo:rsid="004a37ab" officeooo:paragraph-rsid="010df24e"/>
    </style:style>
    <style:style style:name="P64" style:family="paragraph" style:parent-style-name="Table_20_Contents">
      <style:text-properties officeooo:rsid="007e01fd" officeooo:paragraph-rsid="010df24e"/>
    </style:style>
    <style:style style:name="P65" style:family="paragraph" style:parent-style-name="Table_20_Contents">
      <style:text-properties officeooo:rsid="005f379e" officeooo:paragraph-rsid="010df24e"/>
    </style:style>
    <style:style style:name="P66" style:family="paragraph" style:parent-style-name="Table_20_Contents">
      <style:text-properties officeooo:rsid="005f6194" officeooo:paragraph-rsid="010df24e"/>
    </style:style>
    <style:style style:name="P67" style:family="paragraph" style:parent-style-name="Table_20_Contents">
      <style:text-properties officeooo:rsid="007d7c2a" officeooo:paragraph-rsid="010df24e"/>
    </style:style>
    <style:style style:name="P68" style:family="paragraph" style:parent-style-name="Table_20_Contents">
      <style:text-properties officeooo:rsid="01171b33" officeooo:paragraph-rsid="01171b33"/>
    </style:style>
    <style:style style:name="P69" style:family="paragraph" style:parent-style-name="Text_20_body" style:list-style-name="L1">
      <style:text-properties officeooo:rsid="00e6164c" officeooo:paragraph-rsid="00e6164c"/>
    </style:style>
    <style:style style:name="P70" style:family="paragraph" style:parent-style-name="Text_20_body" style:list-style-name="L1">
      <style:text-properties officeooo:rsid="00fbebad" officeooo:paragraph-rsid="00fbebad"/>
    </style:style>
    <style:style style:name="P71" style:family="paragraph" style:parent-style-name="Text_20_body" style:list-style-name="L2">
      <style:text-properties officeooo:rsid="00132f0c" officeooo:paragraph-rsid="00132f0c"/>
    </style:style>
    <style:style style:name="P72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73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paragraph-rsid="0128dd59" style:font-size-asian="12pt" style:font-size-complex="12pt"/>
    </style:style>
    <style:style style:name="P74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43c693" officeooo:paragraph-rsid="0128dd59" style:font-size-asian="12pt" style:font-size-complex="12pt"/>
    </style:style>
    <style:style style:name="P75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12bba22" officeooo:paragraph-rsid="012bba22" style:font-size-asian="12pt" style:font-weight-asian="normal" style:font-size-complex="12pt" style:font-weight-complex="normal"/>
    </style:style>
    <style:style style:name="P76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77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78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79" style:family="paragraph" style:parent-style-name="Text_20_body" style:list-style-name="L2">
      <style:text-properties officeooo:rsid="0043d94a" officeooo:paragraph-rsid="0043d94a"/>
    </style:style>
    <style:style style:name="P80" style:family="paragraph" style:parent-style-name="Text_20_body" style:list-style-name="L3">
      <style:text-properties officeooo:rsid="0011c299" officeooo:paragraph-rsid="0011c299"/>
    </style:style>
    <style:style style:name="P81" style:family="paragraph" style:parent-style-name="Text_20_body" style:list-style-name="">
      <style:text-properties officeooo:rsid="00d13c21" officeooo:paragraph-rsid="01235ea9"/>
    </style:style>
    <style:style style:name="P82" style:family="paragraph" style:parent-style-name="Text_20_body">
      <style:text-properties officeooo:rsid="00d13c21" officeooo:paragraph-rsid="01235ea9"/>
    </style:style>
    <style:style style:name="P83" style:family="paragraph" style:parent-style-name="Text_20_body">
      <style:text-properties officeooo:rsid="00ca9cea" officeooo:paragraph-rsid="01235ea9"/>
    </style:style>
    <style:style style:name="P84" style:family="paragraph" style:parent-style-name="Text_20_body">
      <style:text-properties officeooo:rsid="00cc14fa" officeooo:paragraph-rsid="01235ea9"/>
    </style:style>
    <style:style style:name="P85" style:family="paragraph" style:parent-style-name="Text_20_body">
      <style:text-properties officeooo:rsid="00cc14fa" officeooo:paragraph-rsid="0124e953"/>
    </style:style>
    <style:style style:name="P86" style:family="paragraph" style:parent-style-name="Text_20_body">
      <style:text-properties officeooo:rsid="00cc1eff" officeooo:paragraph-rsid="01235ea9"/>
    </style:style>
    <style:style style:name="P87" style:family="paragraph" style:parent-style-name="Text_20_body">
      <style:text-properties officeooo:rsid="00cdc40d" officeooo:paragraph-rsid="01235ea9"/>
    </style:style>
    <style:style style:name="P88" style:family="paragraph" style:parent-style-name="Text_20_body">
      <style:text-properties officeooo:rsid="00cfc568" officeooo:paragraph-rsid="01235ea9"/>
    </style:style>
    <style:style style:name="P89" style:family="paragraph" style:parent-style-name="Text_20_body">
      <style:text-properties officeooo:paragraph-rsid="01235ea9"/>
    </style:style>
    <style:style style:name="P90" style:family="paragraph" style:parent-style-name="Text_20_body">
      <style:text-properties officeooo:rsid="0124e953" officeooo:paragraph-rsid="0124e953"/>
    </style:style>
    <style:style style:name="P91" style:family="paragraph" style:parent-style-name="Text_20_body">
      <style:text-properties officeooo:rsid="00a4e960" officeooo:paragraph-rsid="0128dd59"/>
    </style:style>
    <style:style style:name="P92" style:family="paragraph" style:parent-style-name="Text_20_body">
      <style:text-properties officeooo:rsid="009f0e58" officeooo:paragraph-rsid="0128dd59"/>
    </style:style>
    <style:style style:name="P93" style:family="paragraph" style:parent-style-name="Text_20_body">
      <style:text-properties fo:font-weight="normal" officeooo:rsid="00a0abd3" officeooo:paragraph-rsid="0128dd59" style:font-weight-asian="normal" style:font-weight-complex="normal"/>
    </style:style>
    <style:style style:name="P94" style:family="paragraph" style:parent-style-name="Text_20_body">
      <style:text-properties fo:font-weight="normal" officeooo:rsid="00919c04" officeooo:paragraph-rsid="0155024a" style:font-weight-asian="normal" style:font-weight-complex="normal"/>
    </style:style>
    <style:style style:name="P95" style:family="paragraph" style:parent-style-name="Text_20_body">
      <style:text-properties officeooo:rsid="00a1648e" officeooo:paragraph-rsid="0128dd59"/>
    </style:style>
    <style:style style:name="P96" style:family="paragraph" style:parent-style-name="Text_20_body">
      <style:text-properties officeooo:rsid="00a2e375" officeooo:paragraph-rsid="0128dd59"/>
    </style:style>
    <style:style style:name="P97" style:family="paragraph" style:parent-style-name="Text_20_body">
      <style:text-properties officeooo:rsid="00a350cf" officeooo:paragraph-rsid="0128dd59"/>
    </style:style>
    <style:style style:name="P98" style:family="paragraph" style:parent-style-name="Text_20_body">
      <style:text-properties officeooo:rsid="012a9cff" officeooo:paragraph-rsid="012a9cff"/>
    </style:style>
    <style:style style:name="P99" style:family="paragraph" style:parent-style-name="Text_20_body">
      <style:text-properties officeooo:rsid="012c2306" officeooo:paragraph-rsid="012c2306"/>
    </style:style>
    <style:style style:name="P100" style:family="paragraph" style:parent-style-name="Text_20_body">
      <style:text-properties officeooo:rsid="012ce83a" officeooo:paragraph-rsid="012ce83a"/>
    </style:style>
    <style:style style:name="P101" style:family="paragraph" style:parent-style-name="Text_20_body">
      <style:text-properties officeooo:rsid="00655185" officeooo:paragraph-rsid="01378ef0"/>
    </style:style>
    <style:style style:name="P102" style:family="paragraph" style:parent-style-name="Text_20_body">
      <style:text-properties officeooo:rsid="00655185" officeooo:paragraph-rsid="0138ba30"/>
    </style:style>
    <style:style style:name="P103" style:family="paragraph" style:parent-style-name="Text_20_body">
      <style:text-properties officeooo:rsid="0065f9b2" officeooo:paragraph-rsid="0138ba30"/>
    </style:style>
    <style:style style:name="P104" style:family="paragraph" style:parent-style-name="Text_20_body">
      <style:text-properties officeooo:rsid="00e01f8a" officeooo:paragraph-rsid="013b9698"/>
    </style:style>
    <style:style style:name="P105" style:family="paragraph" style:parent-style-name="Text_20_body">
      <style:text-properties officeooo:rsid="00693555" officeooo:paragraph-rsid="013ec85c"/>
    </style:style>
    <style:style style:name="P106" style:family="paragraph" style:parent-style-name="Text_20_body">
      <style:text-properties officeooo:rsid="00693555" officeooo:paragraph-rsid="0141778a"/>
    </style:style>
    <style:style style:name="P107" style:family="paragraph" style:parent-style-name="Text_20_body">
      <style:text-properties officeooo:rsid="007137e2" officeooo:paragraph-rsid="013ec85c"/>
    </style:style>
    <style:style style:name="P108" style:family="paragraph" style:parent-style-name="Text_20_body">
      <style:text-properties officeooo:rsid="013fe7e7" officeooo:paragraph-rsid="013fe7e7"/>
    </style:style>
    <style:style style:name="P109" style:family="paragraph" style:parent-style-name="Text_20_body">
      <style:text-properties officeooo:rsid="006b3769" officeooo:paragraph-rsid="0141778a"/>
    </style:style>
    <style:style style:name="P110" style:family="paragraph" style:parent-style-name="Text_20_body">
      <style:text-properties officeooo:rsid="00bbcc6e" officeooo:paragraph-rsid="0142eef3"/>
    </style:style>
    <style:style style:name="P111" style:family="paragraph" style:parent-style-name="Text_20_body">
      <style:text-properties officeooo:rsid="00ba4a65" officeooo:paragraph-rsid="0142eef3"/>
    </style:style>
    <style:style style:name="P112" style:family="paragraph" style:parent-style-name="Text_20_body">
      <style:text-properties officeooo:rsid="006f052a" officeooo:paragraph-rsid="01445e7d"/>
    </style:style>
    <style:style style:name="P113" style:family="paragraph" style:parent-style-name="Text_20_body">
      <style:text-properties officeooo:rsid="00aa9f2c" officeooo:paragraph-rsid="01474880"/>
    </style:style>
    <style:style style:name="P114" style:family="paragraph" style:parent-style-name="Text_20_body">
      <style:text-properties officeooo:rsid="00830e01" officeooo:paragraph-rsid="014b8495"/>
    </style:style>
    <style:style style:name="P115" style:family="paragraph" style:parent-style-name="Text_20_body">
      <style:text-properties officeooo:rsid="00888371" officeooo:paragraph-rsid="014b8495"/>
    </style:style>
    <style:style style:name="P116" style:family="paragraph" style:parent-style-name="Text_20_body">
      <style:text-properties officeooo:rsid="008bd238" officeooo:paragraph-rsid="014c6700"/>
    </style:style>
    <style:style style:name="P117" style:family="paragraph" style:parent-style-name="Text_20_body">
      <style:text-properties officeooo:rsid="008e6c62" officeooo:paragraph-rsid="014f64b1"/>
    </style:style>
    <style:style style:name="P118" style:family="paragraph" style:parent-style-name="Text_20_body">
      <style:text-properties officeooo:rsid="014f64b1" officeooo:paragraph-rsid="014f64b1"/>
    </style:style>
    <style:style style:name="P119" style:family="paragraph" style:parent-style-name="Text_20_body">
      <style:text-properties officeooo:rsid="0085cd7a" officeooo:paragraph-rsid="014fd4b8"/>
    </style:style>
    <style:style style:name="P120" style:family="paragraph" style:parent-style-name="Text_20_body">
      <style:text-properties officeooo:rsid="008552a4" officeooo:paragraph-rsid="014fd4b8"/>
    </style:style>
    <style:style style:name="P121" style:family="paragraph" style:parent-style-name="Text_20_body">
      <style:text-properties officeooo:rsid="00901411" officeooo:paragraph-rsid="0155024a"/>
    </style:style>
    <style:style style:name="P122" style:family="paragraph" style:parent-style-name="Text_20_body">
      <style:text-properties officeooo:rsid="00919c04" officeooo:paragraph-rsid="0155024a"/>
    </style:style>
    <style:style style:name="P123" style:family="paragraph" style:parent-style-name="Heading_20_1" style:list-style-name="">
      <style:text-properties officeooo:paragraph-rsid="00274e77"/>
    </style:style>
    <style:style style:name="P124" style:family="paragraph" style:parent-style-name="Heading_20_1">
      <style:text-properties officeooo:rsid="0043c693" officeooo:paragraph-rsid="0043c693"/>
    </style:style>
    <style:style style:name="P125" style:family="paragraph" style:parent-style-name="Heading_20_1" style:list-style-name="">
      <style:text-properties officeooo:rsid="0011c299" officeooo:paragraph-rsid="0011c299"/>
    </style:style>
    <style:style style:name="P126" style:family="paragraph" style:parent-style-name="Heading_20_1">
      <style:text-properties officeooo:rsid="0011c299" officeooo:paragraph-rsid="0011c299"/>
    </style:style>
    <style:style style:name="P127" style:family="paragraph" style:parent-style-name="Heading_20_1">
      <style:text-properties officeooo:rsid="000b7895" officeooo:paragraph-rsid="000b7895"/>
    </style:style>
    <style:style style:name="P128" style:family="paragraph" style:parent-style-name="Heading_20_1" style:list-style-name="">
      <style:text-properties officeooo:rsid="00c30183" officeooo:paragraph-rsid="00c30183"/>
    </style:style>
    <style:style style:name="P129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130" style:family="paragraph" style:parent-style-name="Heading_20_1">
      <style:paragraph-properties fo:break-before="page"/>
      <style:text-properties officeooo:rsid="0011c299" officeooo:paragraph-rsid="0011c299"/>
    </style:style>
    <style:style style:name="P131" style:family="paragraph" style:parent-style-name="Heading_20_1">
      <style:paragraph-properties fo:break-before="page"/>
      <style:text-properties officeooo:rsid="00134fd0" officeooo:paragraph-rsid="00134fd0"/>
    </style:style>
    <style:style style:name="P132" style:family="paragraph" style:parent-style-name="Heading_20_3">
      <style:text-properties officeooo:rsid="003dca8f" officeooo:paragraph-rsid="003dca8f"/>
    </style:style>
    <style:style style:name="P133" style:family="paragraph" style:parent-style-name="Heading_20_3">
      <style:text-properties officeooo:rsid="004a8ddf" officeooo:paragraph-rsid="004a8ddf"/>
    </style:style>
    <style:style style:name="P134" style:family="paragraph" style:parent-style-name="Heading_20_3">
      <style:text-properties officeooo:rsid="006f052a" officeooo:paragraph-rsid="003def71"/>
    </style:style>
    <style:style style:name="P135" style:family="paragraph" style:parent-style-name="Heading_20_3">
      <style:text-properties officeooo:rsid="006f052a" officeooo:paragraph-rsid="01445e7d"/>
    </style:style>
    <style:style style:name="P136" style:family="paragraph" style:parent-style-name="Heading_20_3">
      <style:text-properties officeooo:rsid="002ec711" officeooo:paragraph-rsid="00274e77"/>
    </style:style>
    <style:style style:name="P137" style:family="paragraph" style:parent-style-name="Heading_20_3">
      <style:text-properties officeooo:rsid="00ec4c35" officeooo:paragraph-rsid="010b02ee"/>
    </style:style>
    <style:style style:name="P138" style:family="paragraph" style:parent-style-name="Heading_20_3">
      <style:text-properties officeooo:rsid="00eccd4f" officeooo:paragraph-rsid="010b02ee"/>
    </style:style>
    <style:style style:name="P139" style:family="paragraph" style:parent-style-name="Heading_20_3">
      <style:text-properties officeooo:rsid="004574fe" officeooo:paragraph-rsid="010df24e"/>
    </style:style>
    <style:style style:name="P140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141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142" style:family="paragraph" style:parent-style-name="Heading_20_3">
      <style:text-properties officeooo:rsid="007d7c2a" officeooo:paragraph-rsid="010df24e"/>
    </style:style>
    <style:style style:name="P143" style:family="paragraph" style:parent-style-name="Heading_20_3">
      <style:text-properties officeooo:rsid="00efb10b" officeooo:paragraph-rsid="00efb10b"/>
    </style:style>
    <style:style style:name="P144" style:family="paragraph" style:parent-style-name="Heading_20_3">
      <style:text-properties officeooo:rsid="00bee800" officeooo:paragraph-rsid="010705ab"/>
    </style:style>
    <style:style style:name="P145" style:family="paragraph" style:parent-style-name="Heading_20_3">
      <style:text-properties officeooo:rsid="00b2402e" officeooo:paragraph-rsid="01093483"/>
    </style:style>
    <style:style style:name="P146" style:family="paragraph" style:parent-style-name="Heading_20_3">
      <style:text-properties officeooo:rsid="00d052dc" officeooo:paragraph-rsid="01235ea9"/>
    </style:style>
    <style:style style:name="P147" style:family="paragraph" style:parent-style-name="Heading_20_3">
      <style:text-properties officeooo:paragraph-rsid="01235ea9"/>
    </style:style>
    <style:style style:name="P148" style:family="paragraph" style:parent-style-name="Heading_20_3">
      <style:text-properties officeooo:rsid="00a1648e" officeooo:paragraph-rsid="0128dd59"/>
    </style:style>
    <style:style style:name="P149" style:family="paragraph" style:parent-style-name="Heading_20_3">
      <style:text-properties officeooo:rsid="00a2e375" officeooo:paragraph-rsid="0128dd59"/>
    </style:style>
    <style:style style:name="P150" style:family="paragraph" style:parent-style-name="Heading_20_3">
      <style:text-properties officeooo:rsid="00a4e960" officeooo:paragraph-rsid="0128dd59"/>
    </style:style>
    <style:style style:name="P151" style:family="paragraph" style:parent-style-name="Heading_20_3">
      <style:text-properties officeooo:rsid="00655185" officeooo:paragraph-rsid="01378ef0"/>
    </style:style>
    <style:style style:name="P152" style:family="paragraph" style:parent-style-name="Heading_20_3">
      <style:text-properties officeooo:rsid="0065f9b2" officeooo:paragraph-rsid="0138ba30"/>
    </style:style>
    <style:style style:name="P153" style:family="paragraph" style:parent-style-name="Heading_20_3" style:list-style-name="">
      <style:text-properties officeooo:rsid="00693555" officeooo:paragraph-rsid="013ec85c"/>
    </style:style>
    <style:style style:name="P154" style:family="paragraph" style:parent-style-name="Heading_20_3">
      <style:text-properties officeooo:rsid="00e13af0" officeooo:paragraph-rsid="013fe7e7"/>
    </style:style>
    <style:style style:name="P155" style:family="paragraph" style:parent-style-name="Heading_20_3">
      <style:text-properties officeooo:rsid="006b3769" officeooo:paragraph-rsid="0141778a"/>
    </style:style>
    <style:style style:name="P156" style:family="paragraph" style:parent-style-name="Heading_20_3">
      <style:text-properties officeooo:rsid="00ba4a65" officeooo:paragraph-rsid="0142eef3"/>
    </style:style>
    <style:style style:name="P157" style:family="paragraph" style:parent-style-name="Heading_20_3">
      <style:text-properties officeooo:rsid="00aa9f2c" officeooo:paragraph-rsid="01474880"/>
    </style:style>
    <style:style style:name="P158" style:family="paragraph" style:parent-style-name="Heading_20_3">
      <style:text-properties officeooo:rsid="00830e01" officeooo:paragraph-rsid="014b8495"/>
    </style:style>
    <style:style style:name="P159" style:family="paragraph" style:parent-style-name="Heading_20_3">
      <style:text-properties officeooo:rsid="008bd238" officeooo:paragraph-rsid="014c6700"/>
    </style:style>
    <style:style style:name="P160" style:family="paragraph" style:parent-style-name="Heading_20_3">
      <style:text-properties officeooo:rsid="008e6c62" officeooo:paragraph-rsid="014f64b1"/>
    </style:style>
    <style:style style:name="P161" style:family="paragraph" style:parent-style-name="Heading_20_3">
      <style:text-properties officeooo:rsid="008552a4" officeooo:paragraph-rsid="014fd4b8"/>
    </style:style>
    <style:style style:name="P162" style:family="paragraph" style:parent-style-name="Heading_20_3" style:list-style-name="">
      <style:text-properties officeooo:rsid="00901411" officeooo:paragraph-rsid="0155024a"/>
    </style:style>
    <style:style style:name="P163" style:family="paragraph" style:parent-style-name="Heading_20_3">
      <style:paragraph-properties fo:break-before="page"/>
      <style:text-properties officeooo:rsid="00cdc40d" officeooo:paragraph-rsid="01235ea9"/>
    </style:style>
    <style:style style:name="P164" style:family="paragraph" style:parent-style-name="Heading_20_3">
      <style:paragraph-properties fo:break-before="page"/>
      <style:text-properties officeooo:rsid="00d13c21" officeooo:paragraph-rsid="01235ea9"/>
    </style:style>
    <style:style style:name="P165" style:family="paragraph" style:parent-style-name="Heading_20_3">
      <style:paragraph-properties fo:break-before="page"/>
      <style:text-properties officeooo:paragraph-rsid="01235ea9"/>
    </style:style>
    <style:style style:name="P166" style:family="paragraph" style:parent-style-name="Heading_20_3">
      <style:paragraph-properties fo:break-before="page"/>
      <style:text-properties officeooo:rsid="00e01f8a" officeooo:paragraph-rsid="013b9698"/>
    </style:style>
    <style:style style:name="P167" style:family="paragraph" style:parent-style-name="Heading_20_3">
      <style:paragraph-properties fo:break-before="page"/>
      <style:text-properties officeooo:rsid="00693555" officeooo:paragraph-rsid="013ec85c"/>
    </style:style>
    <style:style style:name="P168" style:family="paragraph" style:parent-style-name="Heading_20_3">
      <style:paragraph-properties fo:break-before="page"/>
      <style:text-properties officeooo:rsid="00901411" officeooo:paragraph-rsid="0155024a"/>
    </style:style>
    <style:style style:name="P169" style:family="paragraph" style:parent-style-name="Heading_20_2">
      <style:text-properties officeooo:rsid="00aa181f" officeooo:paragraph-rsid="00aa181f"/>
    </style:style>
    <style:style style:name="P170" style:family="paragraph" style:parent-style-name="Heading_20_2">
      <style:text-properties officeooo:rsid="003892d3" officeooo:paragraph-rsid="003dca8f"/>
    </style:style>
    <style:style style:name="P171" style:family="paragraph" style:parent-style-name="Heading_20_2" style:list-style-name="">
      <style:text-properties officeooo:rsid="00655185" officeooo:paragraph-rsid="00655185"/>
    </style:style>
    <style:style style:name="P172" style:family="paragraph" style:parent-style-name="Heading_20_2">
      <style:paragraph-properties fo:break-before="page"/>
      <style:text-properties officeooo:rsid="00ec4c35" officeooo:paragraph-rsid="010b02ee"/>
    </style:style>
    <style:style style:name="P173" style:family="paragraph" style:parent-style-name="Heading_20_2">
      <style:paragraph-properties fo:break-before="page"/>
      <style:text-properties officeooo:rsid="004574fe" officeooo:paragraph-rsid="010df24e"/>
    </style:style>
    <style:style style:name="P174" style:family="paragraph" style:parent-style-name="Heading_20_2">
      <style:paragraph-properties fo:break-before="page"/>
      <style:text-properties officeooo:rsid="00655185" officeooo:paragraph-rsid="00655185"/>
    </style:style>
    <style:style style:name="P175" style:family="paragraph" style:parent-style-name="Heading_20_2">
      <style:paragraph-properties fo:break-before="page"/>
      <style:text-properties officeooo:rsid="00ca9cea" officeooo:paragraph-rsid="01235ea9"/>
    </style:style>
    <style:style style:name="P176" style:family="paragraph" style:parent-style-name="Heading_20_2">
      <style:paragraph-properties fo:break-before="page"/>
      <style:text-properties officeooo:rsid="009e2b7a" officeooo:paragraph-rsid="0128dd59"/>
    </style:style>
    <style:style style:name="P17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80" style:family="paragraph" style:parent-style-name="Table_20_Contents">
      <style:text-properties officeooo:rsid="00ca9cea" officeooo:paragraph-rsid="01235ea9"/>
    </style:style>
    <style:style style:name="P181" style:family="paragraph" style:parent-style-name="Table_20_Contents">
      <style:text-properties officeooo:rsid="00cc1eff" officeooo:paragraph-rsid="01235ea9"/>
    </style:style>
    <style:style style:name="P182" style:family="paragraph" style:parent-style-name="Table_20_Contents">
      <style:text-properties officeooo:rsid="00cdc40d" officeooo:paragraph-rsid="01235ea9"/>
    </style:style>
    <style:style style:name="P183" style:family="paragraph" style:parent-style-name="Table_20_Contents">
      <style:text-properties officeooo:rsid="00cfc568" officeooo:paragraph-rsid="01235ea9"/>
    </style:style>
    <style:style style:name="P184" style:family="paragraph" style:parent-style-name="Table_20_Contents">
      <style:text-properties officeooo:rsid="00d13c21" officeooo:paragraph-rsid="01235ea9"/>
    </style:style>
    <style:style style:name="P185" style:family="paragraph" style:parent-style-name="Table_20_Contents">
      <style:text-properties officeooo:rsid="01248754" officeooo:paragraph-rsid="01248754"/>
    </style:style>
    <style:style style:name="P186" style:family="paragraph" style:parent-style-name="Table_20_Contents">
      <style:text-properties officeooo:rsid="0124e953" officeooo:paragraph-rsid="0124e953"/>
    </style:style>
    <style:style style:name="P187" style:family="paragraph" style:parent-style-name="Table_20_Contents">
      <style:text-properties officeooo:rsid="00a1648e" officeooo:paragraph-rsid="0128dd59"/>
    </style:style>
    <style:style style:name="P188" style:family="paragraph" style:parent-style-name="Table_20_Contents">
      <style:text-properties officeooo:rsid="00a2e375" officeooo:paragraph-rsid="0128dd59"/>
    </style:style>
    <style:style style:name="P189" style:family="paragraph" style:parent-style-name="Table_20_Contents">
      <style:text-properties officeooo:rsid="00a350cf" officeooo:paragraph-rsid="0128dd59"/>
    </style:style>
    <style:style style:name="P190" style:family="paragraph" style:parent-style-name="Table_20_Contents">
      <style:text-properties officeooo:rsid="00a4e960" officeooo:paragraph-rsid="0128dd59"/>
    </style:style>
    <style:style style:name="P191" style:family="paragraph" style:parent-style-name="Table_20_Contents">
      <style:text-properties officeooo:rsid="012ce83a" officeooo:paragraph-rsid="012ce83a"/>
    </style:style>
    <style:style style:name="P192" style:family="paragraph" style:parent-style-name="Table_20_Contents">
      <style:text-properties officeooo:rsid="00655185" officeooo:paragraph-rsid="01378ef0"/>
    </style:style>
    <style:style style:name="P193" style:family="paragraph" style:parent-style-name="Table_20_Contents">
      <style:text-properties officeooo:rsid="0065f9b2" officeooo:paragraph-rsid="0138ba30"/>
    </style:style>
    <style:style style:name="P194" style:family="paragraph" style:parent-style-name="Table_20_Contents">
      <style:text-properties officeooo:rsid="00e01f8a" officeooo:paragraph-rsid="013b9698"/>
    </style:style>
    <style:style style:name="P195" style:family="paragraph" style:parent-style-name="Table_20_Contents">
      <style:text-properties officeooo:rsid="00693555" officeooo:paragraph-rsid="013ec85c"/>
    </style:style>
    <style:style style:name="P196" style:family="paragraph" style:parent-style-name="Table_20_Contents">
      <style:text-properties officeooo:rsid="00693555" officeooo:paragraph-rsid="013fe7e7"/>
    </style:style>
    <style:style style:name="P197" style:family="paragraph" style:parent-style-name="Table_20_Contents">
      <style:text-properties officeooo:rsid="0092c83e" officeooo:paragraph-rsid="013ec85c"/>
    </style:style>
    <style:style style:name="P198" style:family="paragraph" style:parent-style-name="Table_20_Contents">
      <style:text-properties officeooo:rsid="007137e2" officeooo:paragraph-rsid="013ec85c"/>
    </style:style>
    <style:style style:name="P199" style:family="paragraph" style:parent-style-name="Table_20_Contents">
      <style:text-properties officeooo:rsid="00ae82da" officeooo:paragraph-rsid="013ec85c"/>
    </style:style>
    <style:style style:name="P200" style:family="paragraph" style:parent-style-name="Table_20_Contents">
      <style:text-properties officeooo:rsid="006b3769" officeooo:paragraph-rsid="0141778a"/>
    </style:style>
    <style:style style:name="P201" style:family="paragraph" style:parent-style-name="Table_20_Contents">
      <style:text-properties officeooo:rsid="00ba4a65" officeooo:paragraph-rsid="0142eef3"/>
    </style:style>
    <style:style style:name="P202" style:family="paragraph" style:parent-style-name="Table_20_Contents">
      <style:text-properties officeooo:rsid="006f052a" officeooo:paragraph-rsid="01445e7d"/>
    </style:style>
    <style:style style:name="P203" style:family="paragraph" style:parent-style-name="Table_20_Contents">
      <style:text-properties officeooo:rsid="00afa728" officeooo:paragraph-rsid="01445e7d"/>
    </style:style>
    <style:style style:name="P204" style:family="paragraph" style:parent-style-name="Table_20_Contents">
      <style:text-properties officeooo:rsid="00aa9f2c" officeooo:paragraph-rsid="01474880"/>
    </style:style>
    <style:style style:name="P205" style:family="paragraph" style:parent-style-name="Table_20_Contents">
      <style:text-properties officeooo:rsid="00830e01" officeooo:paragraph-rsid="014b8495"/>
    </style:style>
    <style:style style:name="P206" style:family="paragraph" style:parent-style-name="Table_20_Contents">
      <style:text-properties officeooo:rsid="00888371" officeooo:paragraph-rsid="014b8495"/>
    </style:style>
    <style:style style:name="P207" style:family="paragraph" style:parent-style-name="Table_20_Contents">
      <style:text-properties officeooo:rsid="008bd238" officeooo:paragraph-rsid="014c6700"/>
    </style:style>
    <style:style style:name="P208" style:family="paragraph" style:parent-style-name="Table_20_Contents">
      <style:text-properties officeooo:rsid="014c6700" officeooo:paragraph-rsid="014c6700"/>
    </style:style>
    <style:style style:name="P209" style:family="paragraph" style:parent-style-name="Table_20_Contents">
      <style:text-properties officeooo:rsid="008e6c62" officeooo:paragraph-rsid="014f64b1"/>
    </style:style>
    <style:style style:name="P210" style:family="paragraph" style:parent-style-name="Table_20_Contents">
      <style:text-properties officeooo:rsid="0085cd7a" officeooo:paragraph-rsid="014fd4b8"/>
    </style:style>
    <style:style style:name="P211" style:family="paragraph" style:parent-style-name="Table_20_Contents">
      <style:text-properties officeooo:rsid="0150fc03" officeooo:paragraph-rsid="0150fc03"/>
    </style:style>
    <style:style style:name="P212" style:family="paragraph" style:parent-style-name="Table_20_Contents">
      <style:text-properties officeooo:rsid="00901411" officeooo:paragraph-rsid="0155024a"/>
    </style:style>
    <style:style style:name="P213" style:family="paragraph" style:parent-style-name="Table_20_Contents">
      <style:text-properties officeooo:rsid="0036e120" officeooo:paragraph-rsid="0155024a"/>
    </style:style>
    <style:style style:name="P214" style:family="paragraph" style:parent-style-name="Table_20_Contents">
      <style:text-properties officeooo:rsid="00919c04" officeooo:paragraph-rsid="0155024a"/>
    </style:style>
    <style:style style:name="P215" style:family="paragraph" style:parent-style-name="Table_20_Contents">
      <style:text-properties officeooo:rsid="0155024a" officeooo:paragraph-rsid="015502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bold" officeooo:rsid="012a9cff" style:font-weight-asian="bold" style:font-weight-complex="bold"/>
    </style:style>
    <style:style style:name="T5" style:family="text">
      <style:text-properties fo:font-weight="bold" officeooo:rsid="0129c0a4" style:font-weight-asian="bold" style:font-weight-complex="bold"/>
    </style:style>
    <style:style style:name="T6" style:family="text">
      <style:text-properties fo:font-weight="bold" officeooo:rsid="007137e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278dc" style:font-weight-asian="normal" style:font-weight-complex="normal"/>
    </style:style>
    <style:style style:name="T9" style:family="text">
      <style:text-properties fo:font-weight="normal" officeooo:rsid="0047e7fd" style:font-weight-asian="normal" style:font-weight-complex="normal"/>
    </style:style>
    <style:style style:name="T10" style:family="text">
      <style:text-properties fo:font-weight="normal" officeooo:rsid="011ed1ca" style:font-weight-asian="normal" style:font-weight-complex="normal"/>
    </style:style>
    <style:style style:name="T11" style:family="text">
      <style:text-properties fo:font-weight="normal" officeooo:rsid="00c8a8d7" style:font-weight-asian="normal" style:font-weight-complex="normal"/>
    </style:style>
    <style:style style:name="T12" style:family="text">
      <style:text-properties officeooo:rsid="0011c299"/>
    </style:style>
    <style:style style:name="T13" style:family="text">
      <style:text-properties officeooo:rsid="00397364"/>
    </style:style>
    <style:style style:name="T14" style:family="text">
      <style:text-properties officeooo:rsid="003dca8f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7" style:family="text">
      <style:text-properties officeooo:rsid="0041839e"/>
    </style:style>
    <style:style style:name="T18" style:family="text">
      <style:text-properties officeooo:rsid="004278dc"/>
    </style:style>
    <style:style style:name="T19" style:family="text">
      <style:text-properties officeooo:rsid="0043c693"/>
    </style:style>
    <style:style style:name="T20" style:family="text">
      <style:text-properties officeooo:rsid="0049689b"/>
    </style:style>
    <style:style style:name="T21" style:family="text">
      <style:text-properties officeooo:rsid="005bb074"/>
    </style:style>
    <style:style style:name="T22" style:family="text">
      <style:text-properties officeooo:rsid="00625713"/>
    </style:style>
    <style:style style:name="T23" style:family="text">
      <style:text-properties officeooo:rsid="0065f9b2"/>
    </style:style>
    <style:style style:name="T24" style:family="text">
      <style:text-properties officeooo:rsid="006d3973"/>
    </style:style>
    <style:style style:name="T25" style:family="text">
      <style:text-properties officeooo:rsid="006d748c"/>
    </style:style>
    <style:style style:name="T26" style:family="text">
      <style:text-properties officeooo:rsid="0092c83e"/>
    </style:style>
    <style:style style:name="T27" style:family="text">
      <style:text-properties officeooo:rsid="0097bdf9"/>
    </style:style>
    <style:style style:name="T28" style:family="text">
      <style:text-properties officeooo:rsid="00b12f7c"/>
    </style:style>
    <style:style style:name="T29" style:family="text">
      <style:text-properties officeooo:rsid="00c408a3"/>
    </style:style>
    <style:style style:name="T30" style:family="text">
      <style:text-properties officeooo:rsid="00d18a84"/>
    </style:style>
    <style:style style:name="T31" style:family="text">
      <style:text-properties officeooo:rsid="00d2b1a0"/>
    </style:style>
    <style:style style:name="T32" style:family="text">
      <style:text-properties officeooo:rsid="00e51646"/>
    </style:style>
    <style:style style:name="T33" style:family="text">
      <style:text-properties officeooo:rsid="00e982cb"/>
    </style:style>
    <style:style style:name="T34" style:family="text">
      <style:text-properties officeooo:rsid="00f66eda"/>
    </style:style>
    <style:style style:name="T35" style:family="text">
      <style:text-properties officeooo:rsid="00fcf83f"/>
    </style:style>
    <style:style style:name="T36" style:family="text">
      <style:text-properties officeooo:rsid="01009e10"/>
    </style:style>
    <style:style style:name="T37" style:family="text">
      <style:text-properties officeooo:rsid="01058ed3"/>
    </style:style>
    <style:style style:name="T38" style:family="text">
      <style:text-properties officeooo:rsid="00f0136d"/>
    </style:style>
    <style:style style:name="T39" style:family="text">
      <style:text-properties officeooo:rsid="01093483"/>
    </style:style>
    <style:style style:name="T40" style:family="text">
      <style:text-properties officeooo:rsid="010b02ee"/>
    </style:style>
    <style:style style:name="T41" style:family="text">
      <style:text-properties officeooo:rsid="010b2c9c"/>
    </style:style>
    <style:style style:name="T42" style:family="text">
      <style:text-properties officeooo:rsid="010cdb76"/>
    </style:style>
    <style:style style:name="T43" style:family="text">
      <style:text-properties officeooo:rsid="01113ef5"/>
    </style:style>
    <style:style style:name="T44" style:family="text">
      <style:text-properties officeooo:rsid="01158b77"/>
    </style:style>
    <style:style style:name="T45" style:family="text">
      <style:text-properties officeooo:rsid="01171b33"/>
    </style:style>
    <style:style style:name="T46" style:family="text">
      <style:text-properties officeooo:rsid="0119b307"/>
    </style:style>
    <style:style style:name="T47" style:family="text">
      <style:text-properties officeooo:rsid="011b04f4"/>
    </style:style>
    <style:style style:name="T48" style:family="text">
      <style:text-properties officeooo:rsid="011bf5b6"/>
    </style:style>
    <style:style style:name="T49" style:family="text">
      <style:text-properties officeooo:rsid="011ed1ca"/>
    </style:style>
    <style:style style:name="T50" style:family="text">
      <style:text-properties officeooo:rsid="01205214"/>
    </style:style>
    <style:style style:name="T51" style:family="text">
      <style:text-properties officeooo:rsid="01221d69"/>
    </style:style>
    <style:style style:name="T52" style:family="text">
      <style:text-properties officeooo:rsid="00cfc568"/>
    </style:style>
    <style:style style:name="T53" style:family="text">
      <style:text-properties officeooo:rsid="00d13c21"/>
    </style:style>
    <style:style style:name="T54" style:family="text">
      <style:text-properties officeooo:rsid="01235ea9"/>
    </style:style>
    <style:style style:name="T55" style:family="text">
      <style:text-properties officeooo:rsid="01248754"/>
    </style:style>
    <style:style style:name="T56" style:family="text">
      <style:text-properties officeooo:rsid="0124e953"/>
    </style:style>
    <style:style style:name="T57" style:family="text">
      <style:text-properties officeooo:rsid="01266fb9"/>
    </style:style>
    <style:style style:name="T58" style:family="text">
      <style:text-properties officeooo:rsid="0129c0a4"/>
    </style:style>
    <style:style style:name="T59" style:family="text">
      <style:text-properties officeooo:rsid="012a9cff"/>
    </style:style>
    <style:style style:name="T60" style:family="text">
      <style:text-properties officeooo:rsid="012c2306"/>
    </style:style>
    <style:style style:name="T61" style:family="text">
      <style:text-properties officeooo:rsid="012ce83a"/>
    </style:style>
    <style:style style:name="T62" style:family="text">
      <style:text-properties officeooo:rsid="0136121d"/>
    </style:style>
    <style:style style:name="T63" style:family="text">
      <style:text-properties officeooo:rsid="00ff6567"/>
    </style:style>
    <style:style style:name="T64" style:family="text">
      <style:text-properties officeooo:rsid="01378ef0"/>
    </style:style>
    <style:style style:name="T65" style:family="text">
      <style:text-properties officeooo:rsid="01392250"/>
    </style:style>
    <style:style style:name="T66" style:family="text">
      <style:text-properties officeooo:rsid="013b9698"/>
    </style:style>
    <style:style style:name="T67" style:family="text">
      <style:text-properties officeooo:rsid="007137e2"/>
    </style:style>
    <style:style style:name="T68" style:family="text">
      <style:text-properties officeooo:rsid="00b1c22f"/>
    </style:style>
    <style:style style:name="T69" style:family="text">
      <style:text-properties officeooo:rsid="013ec85c"/>
    </style:style>
    <style:style style:name="T70" style:family="text">
      <style:text-properties officeooo:rsid="0141778a"/>
    </style:style>
    <style:style style:name="T71" style:family="text">
      <style:text-properties officeooo:rsid="0142eef3"/>
    </style:style>
    <style:style style:name="T72" style:family="text">
      <style:text-properties officeooo:rsid="0144482a"/>
    </style:style>
    <style:style style:name="T73" style:family="text">
      <style:text-properties officeooo:rsid="00eb45d8"/>
    </style:style>
    <style:style style:name="T74" style:family="text">
      <style:text-properties officeooo:rsid="01445e7d"/>
    </style:style>
    <style:style style:name="T75" style:family="text">
      <style:text-properties officeooo:rsid="01474880"/>
    </style:style>
    <style:style style:name="T76" style:family="text">
      <style:text-properties officeooo:rsid="01490943"/>
    </style:style>
    <style:style style:name="T77" style:family="text">
      <style:text-properties officeooo:rsid="014b8495"/>
    </style:style>
    <style:style style:name="T78" style:family="text">
      <style:text-properties officeooo:rsid="00830e01"/>
    </style:style>
    <style:style style:name="T79" style:family="text">
      <style:text-properties officeooo:rsid="008c9f3d"/>
    </style:style>
    <style:style style:name="T80" style:family="text">
      <style:text-properties officeooo:rsid="014c6700"/>
    </style:style>
    <style:style style:name="T81" style:family="text">
      <style:text-properties officeooo:rsid="00949a36"/>
    </style:style>
    <style:style style:name="T82" style:family="text">
      <style:text-properties officeooo:rsid="014f64b1"/>
    </style:style>
    <style:style style:name="T83" style:family="text">
      <style:text-properties officeooo:rsid="014fd4b8"/>
    </style:style>
    <style:style style:name="T84" style:family="text">
      <style:text-properties officeooo:rsid="01529944"/>
    </style:style>
    <style:style style:name="T85" style:family="text">
      <style:text-properties officeooo:rsid="00c8a8d7"/>
    </style:style>
    <style:style style:name="T86" style:family="text">
      <style:text-properties officeooo:rsid="015502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WebTools <text:span text:style-name="T37">REST </text:span>API <text:span text:style-name="T36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7"><text:a xlink:type="simple" xlink:href="#__RefHeading__1149_221192023" text:style-name="Index_20_Link" text:visited-style-name="Index_20_Link">About WebTools<text:tab/>2</text:a></text:p>
          <text:p text:style-name="P178"><text:a xlink:type="simple" xlink:href="#__RefHeading___Toc2871_114428507" text:style-name="Index_20_Link" text:visited-style-name="Index_20_Link">Functions<text:tab/>2</text:a></text:p>
          <text:p text:style-name="P178"><text:a xlink:type="simple" xlink:href="#__RefHeading__1973_2070553860" text:style-name="Index_20_Link" text:visited-style-name="Index_20_Link">Known Issues<text:tab/>2</text:a></text:p>
          <text:p text:style-name="P177"><text:a xlink:type="simple" xlink:href="#__RefHeading__131_1252382565" text:style-name="Index_20_Link" text:visited-style-name="Index_20_Link">About the API<text:tab/>4</text:a></text:p>
          <text:p text:style-name="P177"><text:a xlink:type="simple" xlink:href="#__RefHeading__133_1252382565" text:style-name="Index_20_Link" text:visited-style-name="Index_20_Link">Credits<text:tab/>4</text:a></text:p>
          <text:p text:style-name="P177"><text:a xlink:type="simple" xlink:href="#__RefHeading__135_1252382565" text:style-name="Index_20_Link" text:visited-style-name="Index_20_Link">License<text:tab/>4</text:a></text:p>
          <text:p text:style-name="P177"><text:a xlink:type="simple" xlink:href="#__RefHeading__107_1252382565" text:style-name="Index_20_Link" text:visited-style-name="Index_20_Link">Preword<text:tab/>4</text:a></text:p>
          <text:p text:style-name="P177"><text:a xlink:type="simple" xlink:href="#__RefHeading__129_1252382565" text:style-name="Index_20_Link" text:visited-style-name="Index_20_Link">Storage<text:tab/>5</text:a></text:p>
          <text:p text:style-name="P177"><text:a xlink:type="simple" xlink:href="#__RefHeading__2296_917900238" text:style-name="Index_20_Link" text:visited-style-name="Index_20_Link">Debug<text:tab/>5</text:a></text:p>
          <text:p text:style-name="P177"><text:a xlink:type="simple" xlink:href="#__RefHeading__137_1252382565" text:style-name="Index_20_Link" text:visited-style-name="Index_20_Link">API Usage<text:tab/>6</text:a></text:p>
          <text:p text:style-name="P178"><text:a xlink:type="simple" xlink:href="#__RefHeading__105_1252382565" text:style-name="Index_20_Link" text:visited-style-name="Index_20_Link">Get the Secret Info<text:tab/>6</text:a></text:p>
          <text:p text:style-name="P178"><text:a xlink:type="simple" xlink:href="#__RefHeading__1140_221192023" text:style-name="Index_20_Link" text:visited-style-name="Index_20_Link">Authentication<text:tab/>6</text:a></text:p>
          <text:p text:style-name="P179"><text:a xlink:type="simple" xlink:href="#__RefHeading__1142_221192023" text:style-name="Index_20_Link" text:visited-style-name="Index_20_Link">Local authentication<text:tab/>7</text:a></text:p>
          <text:p text:style-name="P179"><text:a xlink:type="simple" xlink:href="#__RefHeading__1144_221192023" text:style-name="Index_20_Link" text:visited-style-name="Index_20_Link">PlexTV authentication<text:tab/>7</text:a></text:p>
          <text:p text:style-name="P179"><text:a xlink:type="simple" xlink:href="#__RefHeading__1376_360856256" text:style-name="Index_20_Link" text:visited-style-name="Index_20_Link">Logout<text:tab/>7</text:a></text:p>
          <text:p text:style-name="P178"><text:a xlink:type="simple" xlink:href="#__RefHeading___Toc6260_1879030306" text:style-name="Index_20_Link" text:visited-style-name="Index_20_Link">wt Module<text:tab/>8</text:a></text:p>
          <text:p text:style-name="P179"><text:a xlink:type="simple" xlink:href="#__RefHeading___Toc2893_1866656145" text:style-name="Index_20_Link" text:visited-style-name="Index_20_Link">getCSS<text:tab/>8</text:a></text:p>
          <text:p text:style-name="P179"><text:a xlink:type="simple" xlink:href="#__RefHeading___Toc2939_1803620939" text:style-name="Index_20_Link" text:visited-style-name="Index_20_Link">reset<text:tab/>8</text:a></text:p>
          <text:p text:style-name="P178"><text:a xlink:type="simple" xlink:href="#__RefHeading___Toc6275_1879030306" text:style-name="Index_20_Link" text:visited-style-name="Index_20_Link">Logs Module<text:tab/>9</text:a></text:p>
          <text:p text:style-name="P179"><text:a xlink:type="simple" xlink:href="#__RefHeading__1243_372334599" text:style-name="Index_20_Link" text:visited-style-name="Index_20_Link">Listing<text:tab/>9</text:a></text:p>
          <text:p text:style-name="P179"><text:a xlink:type="simple" xlink:href="#__RefHeading__1245_372334599" text:style-name="Index_20_Link" text:visited-style-name="Index_20_Link">Show<text:tab/>9</text:a></text:p>
          <text:p text:style-name="P179"><text:a xlink:type="simple" xlink:href="#__RefHeading__1247_372334599" text:style-name="Index_20_Link" text:visited-style-name="Index_20_Link">Download<text:tab/>10</text:a></text:p>
          <text:p text:style-name="P179"><text:a xlink:type="simple" xlink:href="#__RefHeading__1249_372334599" text:style-name="Index_20_Link" text:visited-style-name="Index_20_Link">Download entire log directory as a zip<text:tab/>10</text:a></text:p>
          <text:p text:style-name="P179"><text:a xlink:type="simple" xlink:href="#__RefHeading__3155_2138859710" text:style-name="Index_20_Link" text:visited-style-name="Index_20_Link">Entry<text:tab/>10</text:a></text:p>
          <text:p text:style-name="P178"><text:a xlink:type="simple" xlink:href="#__RefHeading___Toc4073_754688734" text:style-name="Index_20_Link" text:visited-style-name="Index_20_Link">Settings Module<text:tab/>11</text:a></text:p>
          <text:p text:style-name="P179"><text:a xlink:type="simple" xlink:href="#__RefHeading__1847_1969542338" text:style-name="Index_20_Link" text:visited-style-name="Index_20_Link">getSettings<text:tab/>11</text:a></text:p>
          <text:p text:style-name="P179"><text:a xlink:type="simple" xlink:href="#__RefHeading__1849_1969542338" text:style-name="Index_20_Link" text:visited-style-name="Index_20_Link">setSetting<text:tab/>11</text:a></text:p>
          <text:p text:style-name="P179"><text:a xlink:type="simple" xlink:href="#__RefHeading__1966_1323427390" text:style-name="Index_20_Link" text:visited-style-name="Index_20_Link">Change Password<text:tab/>12</text:a></text:p>
          <text:p text:style-name="P178"><text:a xlink:type="simple" xlink:href="#__RefHeading___Toc4058_754688734" text:style-name="Index_20_Link" text:visited-style-name="Index_20_Link">Language Module<text:tab/>13</text:a></text:p>
          <text:p text:style-name="P179"><text:a xlink:type="simple" xlink:href="#__RefHeading___Toc2341_2133117721" text:style-name="Index_20_Link" text:visited-style-name="Index_20_Link">getCountryCodes<text:tab/>13</text:a></text:p>
          <text:p text:style-name="P179"><text:a xlink:type="simple" xlink:href="#__RefHeading___Toc2343_2133117721" text:style-name="Index_20_Link" text:visited-style-name="Index_20_Link">getMatch<text:tab/>13</text:a></text:p>
          <text:p text:style-name="P179"><text:a xlink:type="simple" xlink:href="#__RefHeading___Toc2345_2133117721" text:style-name="Index_20_Link" text:visited-style-name="Index_20_Link">getLangCodeList<text:tab/>14</text:a></text:p>
          <text:p text:style-name="P179"><text:a xlink:type="simple" xlink:href="#__RefHeading___Toc2349_2133117721" text:style-name="Index_20_Link" text:visited-style-name="Index_20_Link">getCodeLangList<text:tab/>15</text:a></text:p>
          <text:p text:style-name="P179"><text:a xlink:type="simple" xlink:href="#__RefHeading___Toc2466_1859005996" text:style-name="Index_20_Link" text:visited-style-name="Index_20_Link">getLangCode3List<text:tab/>16</text:a></text:p>
          <text:p text:style-name="P179"><text:a xlink:type="simple" xlink:href="#__RefHeading___Toc2468_1859005996" text:style-name="Index_20_Link" text:visited-style-name="Index_20_Link">get3CodeLangList<text:tab/>17</text:a></text:p>
          <text:p text:style-name="P178"><text:a xlink:type="simple" xlink:href="#__RefHeading__1760_1533813955" text:style-name="Index_20_Link" text:visited-style-name="Index_20_Link">PMS Module<text:tab/>18</text:a></text:p>
          <text:p text:style-name="P179"><text:a xlink:type="simple" xlink:href="#__RefHeading___Toc2959_2022608021" text:style-name="Index_20_Link" text:visited-style-name="Index_20_Link">search<text:tab/>18</text:a></text:p>
          <text:p text:style-name="P179"><text:a xlink:type="simple" xlink:href="#__RefHeading___Toc6249_1879030306" text:style-name="Index_20_Link" text:visited-style-name="Index_20_Link">uploadFile<text:tab/>18</text:a></text:p>
          <text:p text:style-name="P179"><text:a xlink:type="simple" xlink:href="#__RefHeading___Toc6253_1879030306" text:style-name="Index_20_Link" text:visited-style-name="Index_20_Link">getAllBundleInfo<text:tab/>19</text:a></text:p>
          <text:p text:style-name="P179"><text:a xlink:type="simple" xlink:href="#__RefHeading___Toc4085_754688734" text:style-name="Index_20_Link" text:visited-style-name="Index_20_Link">getSectionsList<text:tab/>20</text:a></text:p>
          <text:p text:style-name="P179"><text:a xlink:type="simple" xlink:href="#__RefHeading___Toc4089_754688734" text:style-name="Index_20_Link" text:visited-style-name="Index_20_Link">getSectionSize<text:tab/>20</text:a></text:p>
          <text:p text:style-name="P179"><text:soft-page-break/><text:a xlink:type="simple" xlink:href="#__RefHeading___Toc4093_754688734" text:style-name="Index_20_Link" text:visited-style-name="Index_20_Link">getSectionLetterList<text:tab/>21</text:a></text:p>
          <text:p text:style-name="P179"><text:a xlink:type="simple" xlink:href="#__RefHeading___Toc4097_754688734" text:style-name="Index_20_Link" text:visited-style-name="Index_20_Link">getSection<text:tab/>22</text:a></text:p>
          <text:p text:style-name="P179"><text:a xlink:type="simple" xlink:href="#__RefHeading___Toc4102_754688734" text:style-name="Index_20_Link" text:visited-style-name="Index_20_Link">getSectionByLetter<text:tab/>23</text:a></text:p>
          <text:p text:style-name="P179"><text:a xlink:type="simple" xlink:href="#__RefHeading___Toc4108_754688734" text:style-name="Index_20_Link" text:visited-style-name="Index_20_Link">getSubtitles<text:tab/>23</text:a></text:p>
          <text:p text:style-name="P179"><text:a xlink:type="simple" xlink:href="#__RefHeading___Toc4112_754688734" text:style-name="Index_20_Link" text:visited-style-name="Index_20_Link">getParts<text:tab/>24</text:a></text:p>
          <text:p text:style-name="P179"><text:a xlink:type="simple" xlink:href="#__RefHeading___Toc4115_754688734" text:style-name="Index_20_Link" text:visited-style-name="Index_20_Link">showSubtitle<text:tab/>24</text:a></text:p>
          <text:p text:style-name="P179"><text:a xlink:type="simple" xlink:href="#__RefHeading___Toc4118_754688734" text:style-name="Index_20_Link" text:visited-style-name="Index_20_Link">delBundle<text:tab/>25</text:a></text:p>
          <text:p text:style-name="P179"><text:a xlink:type="simple" xlink:href="#__RefHeading___Toc4122_754688734" text:style-name="Index_20_Link" text:visited-style-name="Index_20_Link">TV-Show Size<text:tab/>25</text:a></text:p>
          <text:p text:style-name="P179"><text:a xlink:type="simple" xlink:href="#__RefHeading___Toc4126_754688734" text:style-name="Index_20_Link" text:visited-style-name="Index_20_Link">TV-Shows Seasons<text:tab/>25</text:a></text:p>
          <text:p text:style-name="P179"><text:a xlink:type="simple" xlink:href="#__RefHeading___Toc4130_754688734" text:style-name="Index_20_Link" text:visited-style-name="Index_20_Link">TV-Shows Season<text:tab/>26</text:a></text:p>
          <text:p text:style-name="P179"><text:a xlink:type="simple" xlink:href="#__RefHeading___Toc4134_754688734" text:style-name="Index_20_Link" text:visited-style-name="Index_20_Link">TV-Show Contents<text:tab/>27</text:a></text:p>
          <text:p text:style-name="P179"><text:a xlink:type="simple" xlink:href="#__RefHeading___Toc4139_754688734" text:style-name="Index_20_Link" text:visited-style-name="Index_20_Link">Delete Subtitle<text:tab/>29</text:a></text:p>
        </text:index-body>
      </text:table-of-content>
      <text:p text:style-name="P1"/>
      <text:h text:style-name="P124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7312343824092809152" text:style-name="L1">
        <text:list-item>
          <text:p text:style-name="P69">Logs</text:p>
          <text:list>
            <text:list-item>
              <text:p text:style-name="P69">This module allows management and downloads of log files</text:p>
            </text:list-item>
          </text:list>
        </text:list-item>
        <text:list-item>
          <text:p text:style-name="P69">Subtitles</text:p>
          <text:list>
            <text:list-item>
              <text:p text:style-name="P69">Subtitles can be manipulated via the combo of the PMS and the Language module</text:p>
            </text:list-item>
          </text:list>
        </text:list-item>
        <text:list-item>
          <text:p text:style-name="P69">UAS2</text:p>
          <text:list>
            <text:list-item>
              <text:p text:style-name="P69">UAS2 is mostly handled by the GIT module</text:p>
            </text:list-item>
          </text:list>
        </text:list-item>
        <text:list-item>
          <text:p text:style-name="P69">FindMedia</text:p>
          <text:list>
            <text:list-item>
              <text:p text:style-name="P69">FindMedia function is handled by the combo of FindMedia and PMS modules</text:p>
            </text:list-item>
          </text:list>
        </text:list-item>
        <text:list-item>
          <text:p text:style-name="P70">JsonExport</text:p>
          <text:list>
            <text:list-item>
              <text:p text:style-name="P70">JsonExport will export media info into a json file located right next to the media</text:p>
            </text:list-item>
            <text:list-item>
              <text:p text:style-name="P70">Selected Fan-Art and Poster will also be extracted, and put next to the media</text:p>
            </text:list-item>
          </text:list>
        </text:list-item>
      </text:list>
      <text:h text:style-name="P169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30">on some platforms</text:span>, and <text:span text:style-name="T30">the</text:span> PMS <text:soft-page-break/>restart is sadly needed.</text:p>
      <text:p text:style-name="P23">Settings will however be saved, <text:span text:style-name="T30">and work after that.</text:span></text:p>
      <text:h text:style-name="P125" text:outline-level="1"/>
      <text:h text:style-name="P130" text:outline-level="1"><text:bookmark-start text:name="__RefHeading__131_1252382565"/>About <text:span text:style-name="T19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126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1565678198129453426" text:style-name="L2">
        <text:list-item>
          <text:p text:style-name="P71">Dagalufth <text:span text:style-name="T26">(Frontend)</text:span></text:p>
        </text:list-item>
        <text:list-item>
          <text:p text:style-name="P72">omc1000 (Frontend)</text:p>
        </text:list-item>
        <text:list-item>
          <text:p text:style-name="P79">dane22 <text:span text:style-name="T26">(Backend)</text:span></text:p>
        </text:list-item>
        <text:list-item>
          <text:p text:style-name="P76">mikedm139 on GitHub (The original author of UAS)</text:p>
        </text:list-item>
        <text:list-item>
          <text:p text:style-name="P77">trumpy81 <text:span text:style-name="T35">for providing custom CSS files, as well as the author of the helpfile</text:span></text:p>
          <text:p text:style-name="P78"/>
        </text:list-item>
      </text:list>
      <text:h text:style-name="P126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8329535429199773023" text:style-name="L3">
        <text:list-item>
          <text:p text:style-name="P80">If any part of this bundle is used any where else, then a reference to this must be made visible within a license document</text:p>
        </text:list-item>
        <text:list-item>
          <text:p text:style-name="P80">If any update/improvement is made to the API within, then a Pull Request <text:span text:style-name="T1">MUST</text:span><text:span text:style-name="T7"> be made towards the GIT of WebTools.bundle, </text:span><text:span text:style-name="T8">and this document </text:span><text:span text:style-name="T2">MUST</text:span><text:span text:style-name="T8"> be updated as well.</text:span></text:p>
        </text:list-item>
        <text:list-item>
          <text:p text:style-name="P80"><text:span text:style-name="T7">Any updates to this document. </text:span><text:span text:style-name="T1">MUST</text:span><text:span text:style-name="T7"> be issued as a Pull Request against GIT of WebTools.bundle</text:span></text:p>
        </text:list-item>
        <text:list-item>
          <text:p text:style-name="P80"><text:span text:style-name="T7">Th</text:span><text:span text:style-name="T8">is</text:span><text:span text:style-name="T7"> document must </text:span><text:span text:style-name="T1">always</text:span><text:span text:style-name="T7"> remain in odt format, and must always follow the bundle!</text:span></text:p>
        </text:list-item>
      </text:list>
      <text:h text:style-name="P127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12">Library/Plex Media Server/Plug-in Support/Data/com.plexapp.plugins.WebTools/Dict”</text:span></text:p>
      <text:h text:style-name="P128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31">root </text:span>directory, authentication <text:span text:style-name="T34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7">{</text:p>
            <text:p text:style-name="P57"><text:tab/>"WT_AUTH": false, </text:p>
            <text:p text:style-name="P57"><text:tab/>"UAS_Repo": "https://github.com/ukdtom/UAS2Res", </text:p>
            <text:p text:style-name="P57"><text:tab/>"UAS_RepoBranch" : "test" <text:s text:c="10"/></text:p>
            <text:p text:style-name="P57">}</text:p>
          </table:table-cell>
        </table:table-row>
      </table:table>
      <text:p text:style-name="P30"/>
      <text:p text:style-name="P30">Above would override the UAS repo url and the branch used, <text:span text:style-name="T34">as well as indicate, if auth is enabled or not.</text:span></text:p>
      <text:h text:style-name="P131" text:outline-level="1"><text:bookmark-start text:name="__RefHeading__137_1252382565"/>API <text:span text:style-name="T33">Usage</text:span><text:bookmark-end text:name="__RefHeading__137_1252382565"/></text:h>
      <text:h text:style-name="Heading_20_2" text:outline-level="2"><text:bookmark-start text:name="__RefHeading__105_1252382565"/>Get the Secret <text:span text:style-name="T18">Info</text:span><text:bookmark-end text:name="__RefHeading__105_1252382565"/></text:h>
      <text:p text:style-name="P17">When programming against the WebTools REST API, one must remember to first of all grap the secret<text:span text:style-name="T17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6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6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170" text:outline-level="2"><text:bookmark-start text:name="__RefHeading__1140_221192023"/>Authentication<text:bookmark-end text:name="__RefHeading__1140_221192023"/></text:h>
      <text:p text:style-name="P5">When the <text:span text:style-name="T14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/<text:span text:style-name="T29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4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4">access is granted</text:span>, a cookie named user will be set in the browser, so we only have to sign on one time during the session, <text:span text:style-name="T14">and we'll get redirected to index.html page, and a 200 is returned</text:span></text:p>
      <text:p text:style-name="P15"><text:span text:style-name="T15">The TTL for this cookie is </text:span><text:span text:style-name="T16">as long as the session lives</text:span></text:p>
      <text:h text:style-name="P132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7">server </text:span>owner, we'll return 403</text:p>
      <text:p text:style-name="P22">If authentication is okay, but the server is not registered @ plex.tv, we return 404 </text:p>
      <text:p text:style-name="P15">When <text:span text:style-name="T14">access is granted</text:span>, a cookie named user will be set in the browser, so we only have to sign on one time during the session, <text:span text:style-name="T14">and we'll get redirected to index.html page, and a 200 is returned</text:span></text:p>
      <text:p text:style-name="P5">The TTL for this cookie is <text:span text:style-name="T13">as long as the session lives</text:span></text:p>
      <text:h text:style-name="P133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4">/logout</text:p>
          </table:table-cell>
        </table:table-row>
      </table:table>
      <text:p text:style-name="P21"/>
      <text:h text:style-name="P134" text:outline-level="3"/>
      <text:h text:style-name="P123" text:outline-level="1"><text:bookmark-start text:name="__RefHeading__587_841205411"/><text:bookmark-end text:name="__RefHeading__587_841205411"/></text:h>
      <text:h text:style-name="P136" text:outline-level="3"/>
      <text:p text:style-name="P14"/>
      <text:h text:style-name="P129" text:outline-level="1"/>
      <text:h text:style-name="P172" text:outline-level="2"><text:bookmark-start text:name="__RefHeading___Toc6260_1879030306"/>wt Module<text:bookmark-end text:name="__RefHeading___Toc6260_1879030306"/></text:h>
      <text:p text:style-name="P44">This module contains basic functions to support WebTools</text:p>
      <text:h text:style-name="P137" text:outline-level="3"><text:bookmark-start text:name="__RefHeading___Toc2893_1866656145"/>getCSS<text:bookmark-end text:name="__RefHeading___Toc2893_1866656145"/></text:h>
      <text:p text:style-name="P45"/>
      <text:p text:style-name="P44">getCSS function will return a json array of the filenames contained in http/custom_themes with the ext. .css</text:p>
      <text:p text:style-name="P44">Issue a <text:span text:style-name="T40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60">/<text:span text:style-name="T40">api/v3/</text:span>wt/getCSS</text:p>
          </table:table-cell>
        </table:table-row>
      </table:table>
      <text:p text:style-name="P44"/>
      <text:p text:style-name="P44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0">[</text:p>
            <text:p text:style-name="P60"><text:s text:c="4"/>"custom.css",</text:p>
            <text:p text:style-name="P60"><text:s text:c="4"/>"bootstrap.min.css"</text:p>
            <text:p text:style-name="P60">]</text:p>
          </table:table-cell>
        </table:table-row>
      </table:table>
      <text:p text:style-name="P44"/>
      <text:p text:style-name="P44">If nothing is found, we return 204 instead, without a body</text:p>
      <text:h text:style-name="P138" text:outline-level="3"><text:bookmark-start text:name="__RefHeading___Toc2939_1803620939"/>reset<text:bookmark-end text:name="__RefHeading___Toc2939_1803620939"/></text:h>
      <text:p text:style-name="P43">To reset WebTools to factory standard, meaning erase everything stored, issue a <text:span text:style-name="T40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61">/<text:span text:style-name="T41">api/v3/</text:span>wt/reset</text:p>
          </table:table-cell>
        </table:table-row>
      </table:table>
      <text:p text:style-name="P43"/>
      <text:p text:style-name="P43">Sadly though, we can not return anything here, since WebTools itself will be restarting, so any GUI calling this, should throw up a spinner, and wait for the login screen to be ready again.</text:p>
      <text:p text:style-name="P43">Also, the GUI should warn user before this, and also tell the user, that if using the uas module, a migrate must be preformed. </text:p>
      <text:p text:style-name="P43"/>
      <text:h text:style-name="P173" text:outline-level="2"><text:bookmark-start text:name="__RefHeading___Toc6275_1879030306"/>Logs <text:span text:style-name="T25">Module</text:span><text:bookmark-end text:name="__RefHeading___Toc6275_1879030306"/></text:h>
      <text:p text:style-name="P47">The REST API also gives you access to the PMS logfiles, and provide <text:span text:style-name="T32">4</text:span> different <text:span text:style-name="T22">methods</text:span> that can be used from an http front-end</text:p>
      <text:h text:style-name="P139" text:outline-level="3"><text:bookmark-start text:name="__RefHeading__1243_372334599"/>Listing<text:bookmark-end text:name="__RefHeading__1243_372334599"/></text:h>
      <text:p text:style-name="P47">To get a list of all the log-files present at the PMS, issue a <text:span text:style-name="T48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2"><text:span text:style-name="T20">/api/v3/logs/list</text:span><text:span text:style-name="T3">[</text:span><text:span text:style-name="T20">/</text:span><text:span text:style-name="T3">filter]</text:span></text:p>
          </table:table-cell>
        </table:table-row>
      </table:table>
      <text:p text:style-name="P47"/>
      <text:p text:style-name="P52">An optional param can be use<text:span text:style-name="T46">d</text:span> <text:span text:style-name="T46">as a filter</text:span>….See below</text:p>
      <text:p text:style-name="P47">The output will be a <text:span text:style-name="T21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3">[</text:p>
            <text:p text:style-name="P63"><text:s text:c="4"/>"Plex Media Server.log",</text:p>
            <text:p text:style-name="P63"><text:s text:c="4"/>"Plex Media Server.log.1",</text:p>
            <text:p text:style-name="P63"><text:s text:c="4"/>"Plex Media Server.log.2",</text:p>
            <text:p text:style-name="P63"><text:s text:c="4"/>"com.plexapp.plugins.WebTools.log",</text:p>
            <text:p text:style-name="P63"><text:s text:c="4"/>"com.plexapp.plugins.WebTools.log.1",</text:p>
            <text:p text:style-name="P63"><text:s text:c="4"/>"com.plexapp.plugins.WebTools.log.2",</text:p>
            <text:p text:style-name="P63"><text:s text:c="4"/>"com.plexapp.plugins.WebTools.log.3",</text:p>
            <text:p text:style-name="P63"><text:s text:c="4"/>"com.plexapp.plugins.WebTools.log.4",</text:p>
            <text:p text:style-name="P63"><text:s text:c="4"/>"com.plexapp.plugins.WebTools.log.5",</text:p>
            <text:p text:style-name="P63"><text:s text:c="4"/>"com.plexapp.system.log",</text:p>
            <text:p text:style-name="P63"><text:s text:c="4"/>"com.plexapp.system.log.1",</text:p>
            <text:p text:style-name="P63"><text:s text:c="4"/>"com.plexapp.system.log.2"</text:p>
            <text:p text:style-name="P63">]</text:p>
          </table:table-cell>
        </table:table-row>
      </table:table>
      <text:p text:style-name="P48"/>
      <text:p text:style-name="P49">The optional <text:span text:style-name="T47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4">/cOM</text:p>
          </table:table-cell>
        </table:table-row>
      </table:table>
      <text:p text:style-name="P49"/>
      <text:p text:style-name="P49">Then it'll return all log files that in their names have the word com (In any case)</text:p>
      <text:p text:style-name="P49"/>
      <text:h text:style-name="P139" text:outline-level="3"><text:bookmark-start text:name="__RefHeading__1245_372334599"/>Show<text:bookmark-end text:name="__RefHeading__1245_372334599"/></text:h>
      <text:p text:style-name="P47">To show a logfile in a browser, issue a <text:span text:style-name="T49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5">/<text:span text:style-name="T43">api/v3/</text:span>logs/<text:span text:style-name="T43">s</text:span>how/<text:span text:style-name="T10">&lt;FILENAME&gt;</text:span></text:p>
          </table:table-cell>
        </table:table-row>
      </table:table>
      <text:p text:style-name="P33"/>
      <text:h text:style-name="P140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51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6">/<text:span text:style-name="T44">api/v3/</text:span>logs/<text:span text:style-name="T44">d</text:span>ownload/<text:span text:style-name="T50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141" text:outline-level="3"><text:bookmark-start text:name="__RefHeading__1249_372334599"/>Download entire log directory as a zip<text:bookmark-end text:name="__RefHeading__1249_372334599"/></text:h>
      <text:p text:style-name="P50"><text:span text:style-name="T9">S</text:span><text:span text:style-name="T7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66">/<text:span text:style-name="T44">api/v3/</text:span>logs/<text:span text:style-name="T44">d</text:span>ownload</text:p>
          </table:table-cell>
        </table:table-row>
      </table:table>
      <text:p text:style-name="P35"/>
      <text:h text:style-name="P142" text:outline-level="3"><text:bookmark-start text:name="__RefHeading__3155_2138859710"/>Entry<text:bookmark-end text:name="__RefHeading__3155_2138859710"/></text:h>
      <text:p text:style-name="P51">To create an entry in the logs, issue a <text:span text:style-name="T1">PUT</text:span><text:span text:style-name="T7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7">/<text:span text:style-name="T45">api/v3/</text:span>logs/<text:span text:style-name="T45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8">{“text” : “Log this text”}</text:p>
          </table:table-cell>
        </table:table-row>
      </table:table>
      <text:p text:style-name="P51"/>
      <text:p text:style-name="P51">All above calls will return a 200 if okay, <text:span text:style-name="T28">and an entry will be created in the WebTools log file</text:span></text:p>
      <text:p text:style-name="P51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7">2015-12-10 22:41:36,420 (-b7c9470) : <text:s/>DEBUG (logs:58) - FrontEnd: hello my friend</text:p>
          </table:table-cell>
        </table:table-row>
      </table:table>
      <text:p text:style-name="P46"/>
      <text:p text:style-name="P43"/>
      <text:h text:style-name="P171" text:outline-level="2"/>
      <text:h text:style-name="P176" text:outline-level="2"><text:bookmark-start text:name="__RefHeading___Toc4073_754688734"/>Settings Module<text:bookmark-end text:name="__RefHeading___Toc4073_754688734"/></text:h>
      <text:p text:style-name="P92">The settings module allows you to store and retrieve settings, even after a restart</text:p>
      <text:p text:style-name="P92">Note: To save a setting of your own, you <text:span text:style-name="T1">MUST</text:span><text:span text:style-name="T7"> prefix the name of the variable with your plug-in name, to avoid a name clash.</text:span></text:p>
      <text:p text:style-name="P93">Core variables are:</text:p>
      <text:list xml:id="list5137209188577617093" text:style-name="L4">
        <text:list-item>
          <text:p text:style-name="P73">options_only_multiple</text:p>
        </text:list-item>
        <text:list-item>
          <text:p text:style-name="P74">options_hide_local</text:p>
        </text:list-item>
        <text:list-item>
          <text:p text:style-name="P73">items_per_page</text:p>
        </text:list-item>
        <text:list-item>
          <text:p text:style-name="P73">options_hide_integrated</text:p>
        </text:list-item>
        <text:list-item>
          <text:p text:style-name="P75">wt_csstheme</text:p>
        </text:list-item>
      </text:list>
      <text:h text:style-name="P148" text:outline-level="3"><text:bookmark-start text:name="__RefHeading__1847_1969542338"/>getSetting<text:span text:style-name="T59">s</text:span><text:bookmark-end text:name="__RefHeading__1847_1969542338"/></text:h>
      <text:p text:style-name="P95">To grab a single setting, and note that all settings are returned as a string, issue a <text:span text:style-name="T58">GET</text:span> lik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7">/<text:span text:style-name="T58">api/v3/</text:span>settings/getSetting<text:span text:style-name="T4">[</text:span><text:span text:style-name="T1">/&lt;Name of </text:span><text:span text:style-name="T5">Setting</text:span><text:span text:style-name="T1">&gt;</text:span><text:span text:style-name="T4">]</text:span></text:p>
          </table:table-cell>
        </table:table-row>
      </table:table>
      <text:p text:style-name="P95"/>
      <text:p text:style-name="P98">If optional “Name of Setting” parameter is used, only that setting is returned, and else the core settings are returned in a json.</text:p>
      <text:p text:style-name="P98"/>
      <text:p text:style-name="P95">Sample Cal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7">/<text:span text:style-name="T58">api/v3/</text:span>settings/getSetting/items_per_page</text:p>
          </table:table-cell>
        </table:table-row>
      </table:table>
      <text:p text:style-name="P95"/>
      <text:p text:style-name="P95">Will return status 200. and something lik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7">"15"</text:p>
          </table:table-cell>
        </table:table-row>
      </table:table>
      <text:p text:style-name="P95"/>
      <text:p text:style-name="P95">If the variable name is not found, we return status 404, and a body of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7">"Setting not found"</text:p>
          </table:table-cell>
        </table:table-row>
      </table:table>
      <text:p text:style-name="P95"/>
      <text:h text:style-name="P149" text:outline-level="3"><text:bookmark-start text:name="__RefHeading__1849_1969542338"/><text:span text:style-name="T60">set</text:span>Setting<text:bookmark-end text:name="__RefHeading__1849_1969542338"/></text:h>
      <text:p text:style-name="P96">If you want to save a new setting, or update an existing one, issue a PU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8">/<text:span text:style-name="T60">api/v3/</text:span>settings/<text:span text:style-name="T60">set</text:span>Setting</text:p>
          </table:table-cell>
        </table:table-row>
      </table:table>
      <text:p text:style-name="P99"><text:soft-page-break/>With a payload of:</text:p>
      <text:p text:style-name="P99">{“NameOfSetting” : “Value”}</text:p>
      <text:p text:style-name="P97">Will return 200 with a body of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9">Setting saved</text:p>
          </table:table-cell>
        </table:table-row>
      </table:table>
      <text:p text:style-name="P97"/>
      <text:h text:style-name="P150" text:outline-level="3"><text:bookmark-start text:name="__RefHeading__1966_1323427390"/>Change Password<text:bookmark-end text:name="__RefHeading__1966_1323427390"/></text:h>
      <text:p text:style-name="P91">To change the local Authentication password, issue a POST lik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1">/<text:span text:style-name="T61">api/v3/</text:span>settings/setPwd</text:p>
          </table:table-cell>
        </table:table-row>
      </table:table>
      <text:p text:style-name="P91"/>
      <text:p text:style-name="P100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1">{</text:p>
            <text:p text:style-name="P191"><text:s text:c="2"/>“OldPwd” : &lt;The Old Password&gt;,</text:p>
            <text:p text:style-name="P191"><text:s text:c="2"/>“NewPwd”: &lt;The New Password”</text:p>
            <text:p text:style-name="P191">}</text:p>
          </table:table-cell>
        </table:table-row>
      </table:table>
      <text:p text:style-name="P100"/>
      <text:p text:style-name="P91">If all is well, we'll return 200 with a body saying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90">Password saved</text:p>
          </table:table-cell>
        </table:table-row>
      </table:table>
      <text:p text:style-name="P91"/>
      <text:p text:style-name="P91">If param oldPwd or newPwd is missing, we'll return 412, with a body like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90">Missing newPwd parameter</text:p>
          </table:table-cell>
        </table:table-row>
      </table:table>
      <text:p text:style-name="P91"/>
      <text:p text:style-name="P91">If oldPwd does not match the stored one, we'll return 401 with a body of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90">Old Password did not match</text:p>
          </table:table-cell>
        </table:table-row>
      </table:table>
      <text:p text:style-name="Text_20_body"><text:bookmark-start text:name="__RefHeading___Toc4077_754688734"/><text:bookmark-end text:name="__RefHeading___Toc4077_754688734"/></text:p>
      <text:p text:style-name="Text_20_body"><text:bookmark-start text:name="__RefHeading___Toc4075_754688734"/>If the password is not yet set, use an empty string as the old password<text:bookmark-end text:name="__RefHeading___Toc4075_754688734"/></text:p>
      <text:h text:style-name="P175" text:outline-level="2"><text:bookmark-start text:name="__RefHeading___Toc4058_754688734"/>Language <text:span text:style-name="T57">M</text:span>odule<text:bookmark-end text:name="__RefHeading___Toc4058_754688734"/></text:h>
      <text:p text:style-name="P83">This module handles supported languages by PMS</text:p>
      <text:h text:style-name="P147" text:outline-level="3"><text:bookmark-start text:name="__RefHeading___Toc2341_2133117721"/>getCountryCodes<text:bookmark-end text:name="__RefHeading___Toc2341_2133117721"/></text:h>
      <text:p text:style-name="P83">This <text:span text:style-name="T56">GET </text:span>call will return a 2 chars array of supported language codes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80">/<text:span text:style-name="T54">api/v3/</text:span>language/getCountryCodes</text:p>
          </table:table-cell>
        </table:table-row>
      </table:table>
      <text:p text:style-name="P83"/>
      <text:p text:style-name="P83">Above will return something like: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80">["ab", "aa", "af", "ak", "sq", "am", "ar", "an", "hy", "as", "av", "ae", "ay", "az", "bm", "ba", "eu", "be", "bn", "bh", "bi", "bs", "pb", "br", "bg", "my", "ca", "ch", "ce", "ny", "zh", "cu", "cv", "kw", "co", "cr", "hr", "cs", "da", "dv", "nl", "dz", "en", "eo", "et", "ee", "fo", "fj", "fi", "fr", "fy", "ff", "gd", "gl", "lg", "ka", "de", "el", "gn", "gu", "ht", "ha", "he", "hz", "hi", "ho", "hu", "is", "io", "ig", "id", "ia", "ie", "iu", "ik", "ga", "it", "ja", "jv", "kl", "kn", "kr", "ks", "kk", "km", "ki", "rw", "ky", "kv", "kg", "ko", "kj", "ku", "lo", "la", "lv", "li", "ln", "lt", "lu", "lb", "mk", "mg", "ms", "ml", "mt", "gv", "mi", "mr", "mh", "mo", "mn", "na", "nv", "ng", "ne", "xn", "nd", "no", "nb", "nn", "oc", "oj", "or", "om", "os", "pi", "pa", "fa", "pl", "pt", "ps", "qu", "rm", "ro", "rn", "ru", "se", "sm", "sg", "sa", "sc", "sr", "sn", "ii", "sd", "si", "sk", "sl", "so", "st", "nr", "es", "su", "sw", "ss", "sv", "tl", "ty", "tg", "ta", "tt", "te", "th", "bo", "ti", "to", "ts", "tn", "tr", "tk", "tw", "ug", "uk", "ur", "uz", "ve", "vi", "vo", "wa", "cy", "wo", "xh", "yi", "yo", "za", "zu"]</text:p>
          </table:table-cell>
        </table:table-row>
      </table:table>
      <text:p text:style-name="P83"/>
      <text:p text:style-name="P89"/>
      <text:h text:style-name="P146" text:outline-level="3"><text:bookmark-start text:name="__RefHeading___Toc2343_2133117721"/><text:span text:style-name="T55">g</text:span>etMatch<text:bookmark-end text:name="__RefHeading___Toc2343_2133117721"/></text:h>
      <text:p text:style-name="P84"/>
      <text:p text:style-name="P84">Match function will return a 2 character valid language code, based on the language parameters, <text:span text:style-name="T56">when a POST call is issued like: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86">/api/v3/language/getMatch</text:p>
          </table:table-cell>
        </table:table-row>
      </table:table>
      <text:p text:style-name="P84"/>
      <text:p text:style-name="P90">With a payload of:</text:p>
      <text:p text:style-name="P90">{“Language” : “danish”}</text:p>
      <text:p text:style-name="P86">Above would produce an output like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81">"da"</text:p>
          </table:table-cell>
        </table:table-row>
      </table:table>
      <text:p text:style-name="P86"/>
      <text:p text:style-name="P85">Language parameter can be like : “da”, “dan”, “danish” and they'll all return “da”</text:p>
      <text:p text:style-name="P86">If the language specified above is not found, we return “xx”</text:p>
      <text:h text:style-name="P163" text:outline-level="3"><text:bookmark-start text:name="__RefHeading___Toc2345_2133117721"/>getLangCodeList<text:bookmark-end text:name="__RefHeading___Toc2345_2133117721"/></text:h>
      <text:p text:style-name="P89"/>
      <text:p text:style-name="P87">This <text:span text:style-name="T56">GET call</text:span> will return a json with all valid language:code in an alphabetic list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85">/api/v3/language/getLangCodeList</text:p>
          </table:table-cell>
        </table:table-row>
      </table:table>
      <text:p text:style-name="P87"/>
      <text:p text:style-name="P87">Above will return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82">{"Abkhazian": "ab", "Afar": "aa", "Afrikaans": "af", "Akan": "ak", "Albanian": "sq", "Amharic": "am", "Arabic": "ar", "Aragonese": "an", "Armenian": "hy", "Assamese": "as", "Avaric": "av", "Avestan": "ae", "Aymara": "ay", "Azerbaijani": "az", "Bambara": "bm", "Bashkir": "ba", "Basque": "eu", "Belarusian": "be", "Bengali": "bn", "Bihari": "bh", "Bislama": "bi", "Bosnian": "bs", "Brazilian": "pb", "Breton": "br", "Bulgarian": "bg", "Burmese": "my", "Catalan": "ca", "Chamorro": "ch", "Chechen": "ce", "Chichewa": "ny", "Chinese": "zh", "ChurchSlavic": "cu", "Chuvash": "cv", "Cornish": "kw", "Corsican": "co", "Cree": "cr", "Croatian": "hr", "Czech": "cs", "Danish": "da", "Divehi": "dv", "Dutch": "nl", "Dzongkha": "dz", "English": "en", "Esperanto": "eo", "Estonian": "et", "Ewe": "ee", "Faroese": "fo", "Fijian": "fj", "Finnish": "fi", "French": "fr", "Frisian": "fy", "Fulah": "ff", "Gaelic": "gd", "Galician": "gl", "Ganda": "lg", "Georgian": "ka", "German": "de", "Greek": "el", "Guarani": "gn", "Gujarati": "gu", "Haitian": "ht", "Hausa": "ha", "Hebrew": "he", "Herero": "hz", "Hindi": "hi", "HiriMotu": "ho", "Hungarian": "hu", "Icelandic": "is", "Ido": "io", "Igbo": "ig", "Indonesian": "id", "Interlingua": "ia", "Interlingue": "ie", "Inuktitut": "iu", "Inupiaq": "ik", "Irish": "ga", "Italian": "it", "Japanese": "ja", "Javanese": "jv", "Kalaallisut": "kl", "Kannada": "kn", "Kanuri": "kr", "Kashmiri": "ks", "Kazakh": "kk", "Khmer": "km", "Kikuyu": "ki", "Kinyarwanda": "rw", "Kirghiz": "ky", "Komi": "kv", "Kongo": "kg", "Korean": "ko", "Kuanyama": "kj", "Kurdish": "ku", "Lao": "lo", "Latin": "la", "Latvian": "lv", "Limburgan": "li", "Lingala": "ln", "Lithuanian": "lt", "LubaKatanga": "lu", "Luxembourgish": "lb", "Macedonian": "mk", "Malagasy": "mg", "Malay": "ms", "Malayalam": "ml", "Maltese": "mt", "Manx": "gv", "Maori": "mi", "Marathi": "mr", "Marshallese": "mh", "Moldavian": "mo", "Mongolian": "mn", "Nauru": "na", "Navajo": "nv", "Ndonga": "ng", "Nepali": "ne", "NoLanguage": "xn", "NorthNdebele": "nd", "Norwegian": "no", "NorwegianBokmal": "nb", "NorwegianNynorsk": "nn", "Occitan": "oc", "Ojibwa": "oj", "Oriya": "or", "Oromo": "om", "Ossetian": "os", "Pali": "pi", "Panjabi": "pa", "Persian": "fa", "Polish": "pl", "Portuguese": "pt", "Pushto": "ps", "Quechua": "qu", "RaetoRomance": "rm", "Romanian": "ro", "Rundi": "rn", "Russian": "ru", "Sami": "se", "Samoan": "sm", "Sango": "sg", "Sanskrit": "sa", "Sardinian": "sc", "Serbian": "sr", "Shona": "sn", "SichuanYi": "ii", "Sindhi": "sd", "Sinhalese": "si", "Slovak": "sk", "Slovenian": "sl", "Somali": "so", "Sotho": "st", "SouthNdebele": "nr", "Spanish": "es", "Sundanese": "su", "Swahili": "sw", "Swati": "ss", "Swedish": "sv", "Tagalog": "tl", "Tahitian": "ty", "Tajik": "tg", "Tamil": "ta", "Tatar": "tt", "Telugu": "te", "Thai": "th", "Tibetan": "bo", "Tigrinya": "ti", "Tonga": "to", "Tsonga": "ts", "Tswana": "tn", "Turkish": "tr", "Turkmen": "tk", "Twi": "tw", "Uighur": "ug", "Ukrainian": "uk", "Urdu": "ur", "Uzbek": "uz", "Venda": "ve", "Vietnamese": "vi", "Volapuk": "vo", "Walloon": "wa", "Welsh": "cy", "Wolof": "wo", "Xhosa": "xh", "Yiddish": "yi", "Yoruba": "yo", "Zhuang": "za", "Zulu": "zu"}</text:p>
          </table:table-cell>
        </table:table-row>
      </table:table>
      <text:p text:style-name="P87"/>
      <text:p text:style-name="P87"/>
      <text:h text:style-name="P165" text:outline-level="3"><text:bookmark-start text:name="__RefHeading___Toc2349_2133117721"/><text:span text:style-name="T52">g</text:span>etCodeLangList<text:bookmark-end text:name="__RefHeading___Toc2349_2133117721"/></text:h>
      <text:p text:style-name="P89"/>
      <text:p text:style-name="P88">This <text:span text:style-name="T56">GET </text:span>call is the opposite of getLangCodeList, and is called like: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85">/api/v3/language/getCodeLangList</text:p>
          </table:table-cell>
        </table:table-row>
      </table:table>
      <text:p text:style-name="P89"/>
      <text:p text:style-name="P88">And will return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83">{"aa": "Afar", "ab": "Abkhazian", "ae": "Avestan", "af": "Afrikaans", "ak": "Akan", "am": "Amharic", "an": "Aragonese", "ar": "Arabic", "as": "Assamese", "av": "Avaric", "ay": "Aymara", "az": "Azerbaijani", "ba": "Bashkir", "be": "Belarusian", "bg": "Bulgarian", "bh": "Bihari", "bi": "Bislama", "bm": "Bambara", "bn": "Bengali", "bo": "Tibetan", "br": "Breton", "bs": "Bosnian", "ca": "Catalan", "ce": "Chechen", "ch": "Chamorro", "co": "Corsican", "cr": "Cree", "cs": "Czech", "cu": "ChurchSlavic", "cv": "Chuvash", "cy": "Welsh", "da": "Danish", "de": "German", "dv": "Divehi", "dz": "Dzongkha", "ee": "Ewe", "el": "Greek", "en": "English", "eo": "Esperanto", "es": "Spanish", "et": "Estonian", "eu": "Basque", "fa": "Persian", "ff": "Fulah", "fi": "Finnish", "fj": "Fijian", "fo": "Faroese", "fr": "French", "fy": "Frisian", "ga": "Irish", "gd": "Gaelic", "gl": "Galician", "gn": "Guarani", "gu": "Gujarati", "gv": "Manx", "ha": "Hausa", "he": "Hebrew", "hi": "Hindi", "ho": "HiriMotu", "hr": "Croatian", "ht": "Haitian", "hu": "Hungarian", "hy": "Armenian", "hz": "Herero", "ia": "Interlingua", "id": "Indonesian", "ie": "Interlingue", "ig": "Igbo", "ii": "SichuanYi", "ik": "Inupiaq", "io": "Ido", "is": "Icelandic", "it": "Italian", "iu": "Inuktitut", "ja": "Japanese", "jv": "Javanese", "ka": "Georgian", "kg": "Kongo", "ki": "Kikuyu", "kj": "Kuanyama", "kk": "Kazakh", "kl": "Kalaallisut", "km": "Khmer", "kn": "Kannada", "ko": "Korean", "kr": "Kanuri", "ks": "Kashmiri", "ku": "Kurdish", "kv": "Komi", "kw": "Cornish", "ky": "Kirghiz", "la": "Latin", "lb": "Luxembourgish", "lg": "Ganda", "li": "Limburgan", "ln": "Lingala", "lo": "Lao", "lt": "Lithuanian", "lu": "LubaKatanga", "lv": "Latvian", "mg": "Malagasy", "mh": "Marshallese", "mi": "Maori", "mk": "Macedonian", "ml": "Malayalam", "mn": "Mongolian", "mo": "Moldavian", "mr": "Marathi", "ms": "Malay", "mt": "Maltese", "my": "Burmese", "na": "Nauru", "nb": "NorwegianBokmal", "nd": "NorthNdebele", "ne": "Nepali", "ng": "Ndonga", "nl": "Dutch", "nn": "NorwegianNynorsk", "no": "Norwegian", "nr": "SouthNdebele", "nv": "Navajo", "ny": "Chichewa", "oc": "Occitan", "oj": "Ojibwa", "om": "Oromo", "or": "Oriya", "os": "Ossetian", "pa": "Panjabi", "pb": "Brazilian", "pi": "Pali", "pl": "Polish", "ps": "Pushto", "pt": "Portuguese", "qu": "Quechua", "rm": "RaetoRomance", "rn": "Rundi", "ro": "Romanian", "ru": "Russian", "rw": "Kinyarwanda", "sa": "Sanskrit", "sc": "Sardinian", "sd": "Sindhi", "se": "Sami", "sg": "Sango", "si": "Sinhalese", "sk": "Slovak", "sl": "Slovenian", "sm": "Samoan", "sn": "Shona", "so": "Somali", "sq": "Albanian", "sr": "Serbian", "ss": "Swati", "st": "Sotho", "su": "Sundanese", "sv": "Swedish", "sw": "Swahili", "ta": "Tamil", "te": "Telugu", "tg": "Tajik", "th": "Thai", "ti": "Tigrinya", "tk": "Turkmen", "tl": "Tagalog", "tn": "Tswana", "to": "Tonga", "tr": "Turkish", "ts": "Tsonga", "tt": "Tatar", "tw": "Twi", "ty": "Tahitian", "ug": "Uighur", "uk": "Ukrainian", "ur": "Urdu", "uz": "Uzbek", "ve": "Venda", "vi": "Vietnamese", "vo": "Volapuk", "wa": "Walloon", "wo": "Wolof", "xh": "Xhosa", "xn": "NoLanguage", "yi": "Yiddish", "yo": "Yoruba", "za": "Zhuang", "zh": "Chinese", "zu": "Zulu"}</text:p>
          </table:table-cell>
        </table:table-row>
      </table:table>
      <text:p text:style-name="P88"/>
      <text:h text:style-name="P164" text:outline-level="3"><text:bookmark-start text:name="__RefHeading___Toc2466_1859005996"/>getLangCode3List<text:bookmark-end text:name="__RefHeading___Toc2466_1859005996"/></text:h>
      <text:p text:style-name="P87">This function will return a json with all valid language:code in an alphabetic list, <text:span text:style-name="T53">all in ISO-639_3</text:span></text:p>
      <text:p text:style-name="P82">Issue a <text:span text:style-name="T56">GET</text:span> like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86">/api/v3/language/getLangCode3List</text:p>
          </table:table-cell>
        </table:table-row>
      </table:table>
      <text:p text:style-name="P82"/>
      <text:p text:style-name="P82">And will return a 200 and a body like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84">{"Abkhazian": "abk", "Afar": "aar", "Afrikaans": "afr", "Akan": "aka", "Albanian": "alb", "Amharic": "amh", "Arabic": "ara", "Aragonese": "arg", "Armenian": "arm", "Assamese": "asm", "Avaric": "ava", "Avestan": "ave", "Aymara": "aym", "Azerbaijani": "aze", "Bambara": "bam", "Bashkir": "bak", "Basque": "baq", "Belarusian": "bel", "Bengali": "ben", "Bihari": "bih", "Bislama": "bis", "Bosnian": "bos", "Brazilian": "pob", "Breton": "bre", "Bulgarian": "bul", "Burmese": "bur", "Catalan": "cat", "Chamorro": "cha", "Chechen": "che", "Chichewa": "nya", "Chinese": "chi", "ChurchSlavic": "chu", "Chuvash": "chv", "Cornish": "cor", "Corsican": "cos", "Cree": "cre", "Croatian": "hrv", "Czech": "cze", "Danish": "dan", "Divehi": "div", "Dutch": "dut", "Dzongkha": "dzo", "English": "eng", "Esperanto": "epo", "Estonian": "est", "Ewe": "ewe", "Faroese": "fao", "Fijian": "fij", "Finnish": "fin", "French": "fre", "Frisian": "fry", "Fulah": "ful", "Gaelic": "gla", "Galician": "glg", "Ganda": "lug", "Georgian": "geo", "German": "ger", "Greek": "ell", "Guarani": "grn", "Gujarati": "guj", "Haitian": "hat", "Hausa": "hau", "Hebrew": "heb", "Herero": "her", "Hindi": "hin", "HiriMotu": "hmo", "Hungarian": "hun", "Icelandic": "ice", "Ido": "ido", "Igbo": "ibo", "Indonesian": "ind", "Interlingua": "ina", "Interlingue": "ile", "Inuktitut": "iku", "Inupiaq": "ipk", "Irish": "gle", "Italian": "ita", "Japanese": "jpn", "Javanese": "jav", "Kalaallisut": "kal", "Kannada": "kan", "Kanuri": "kau", "Kashmiri": "kas", "Kazakh": "kaz", "Khmer": "khm", "Kikuyu": "kik", "Kinyarwanda": "kin", "Kirghiz": "kir", "Komi": "kom", "Kongo": "kon", "Korean": "kor", "Kuanyama": "kua", "Kurdish": "kur", "Lao": "lao", "Latin": "lat", "Latvian": "lav", "Limburgan": "lim", "Lingala": "lin", "Lithuanian": "lit", "LubaKatanga": "lub", "Luxembourgish": "ltz", "Macedonian": "mac", "Malagasy": "mlg", "Malay": "may", "Malayalam": "mal", "Maltese": "mlt", "Manx": "glv", "Maori": "mao", "Marathi": "mar", "Marshallese": "mah", "Moldavian": "mol", "Mongolian": "mon", "Nauru": "nau", "Navajo": "nav", "Ndonga": "ndo", "Nepali": "nep", "NoLanguage": "unk", "NorthNdebele": "nde", "Norwegian": "nor", "NorwegianBokmal": "nob", "NorwegianNynorsk": "nno", "Occitan": "oci", "Ojibwa": "oji", "Oriya": "ori", "Oromo": "orm", "Ossetian": "oss", "Pali": "pli", "Panjabi": "pan", "Persian": "per", "Polish": "pol", "Portuguese": "por", "Pushto": "pus", "Quechua": "que", "RaetoRomance": "roh", "Romanian": "rum", "Rundi": "run", "Russian": "rus", "Sami": "sme", "Samoan": "smo", "Sango": "sag", "Sanskrit": "san", "Sardinian": "srd", "Serbian": "srp", "Shona": "sna", "SichuanYi": "iii", "Sindhi": "snd", "Sinhalese": "sin", "Slovak": "slo", "Slovenian": "slv", "Somali": "som", "Sotho": "sot", "SouthNdebele": "nbl", "Spanish": "spa", "Sundanese": "sun", "Swahili": "swa", "Swati": "ssw", "Swedish": "swe", "Tagalog": "tgl", "Tahitian": "tah", "Tajik": "tgk", "Tamil": "tam", "Tatar": "tat", "Telugu": "tel", "Thai": "tha", "Tibetan": "tib", "Tigrinya": "tir", "Tonga": "ton", "Tsonga": "tso", "Tswana": "tsn", "Turkish": "tur", "Turkmen": "tuk", "Twi": "twi", "Uighur": "uig", "Ukrainian": "ukr", "Unknown": "unk", "Urdu": "urd", "Uzbek": "uzb", "Venda": "ven", "Vietnamese": "vie", "Volapuk": "vol", "Walloon": "wln", "Welsh": "wel", "Wolof": "wol", "Xhosa": "xho", "Yiddish": "yid", "Yoruba": "yor", "Zhuang": "zha", "Zulu": "zul"}</text:p>
          </table:table-cell>
        </table:table-row>
      </table:table>
      <text:p text:style-name="P82"/>
      <text:h text:style-name="P164" text:outline-level="3"><text:bookmark-start text:name="__RefHeading___Toc2468_1859005996"/>get3CodeLangList<text:bookmark-end text:name="__RefHeading___Toc2468_1859005996"/></text:h>
      <text:p text:style-name="P82">This is the opposite of getLangCode3List, and when called <text:span text:style-name="T56">with a GET </text:span>like: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84">/webtools2?module=language&amp;function=get3CodeLangList</text:p>
          </table:table-cell>
        </table:table-row>
      </table:table>
      <text:p text:style-name="P82"/>
      <text:p text:style-name="P82">It'll return: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84">{"aar": "Afar", "abk": "Abkhazian", "afr": "Afrikaans", "aka": "Akan", "alb": "Albanian", "amh": "Amharic", "ara": "Arabic", "arg": "Aragonese", "arm": "Armenian", "asm": "Assamese", "ava": "Avaric", "ave": "Avestan", "aym": "Aymara", "aze": "Azerbaijani", "bak": "Bashkir", "bam": "Bambara", "baq": "Basque", "bel": "Belarusian", "ben": "Bengali", "bih": "Bihari", "bis": "Bislama", "bos": "Bosnian", "bre": "Breton", "bul": "Bulgarian", "bur": "Burmese", "cat": "Catalan", "cha": "Chamorro", "che": "Chechen", "chi": "Chinese", "chu": "ChurchSlavic", "chv": "Chuvash", "cor": "Cornish", "cos": "Corsican", "cre": "Cree", "cze": "Czech", "dan": "Danish", "div": "Divehi", "dut": "Dutch", "dzo": "Dzongkha", "ell": "Greek", "eng": "English", "epo": "Esperanto", "est": "Estonian", "ewe": "Ewe", "fao": "Faroese", "fij": "Fijian", "fin": "Finnish", "fre": "French", "fry": "Frisian", "ful": "Fulah", "geo": "Georgian", "ger": "German", "gla": "Gaelic", "gle": "Irish", "glg": "Galician", "glv": "Manx", "grn": "Guarani", "guj": "Gujarati", "hat": "Haitian", "hau": "Hausa", "heb": "Hebrew", "her": "Herero", "hin": "Hindi", "hmo": "HiriMotu", "hrv": "Croatian", "hun": "Hungarian", "ibo": "Igbo", "ice": "Icelandic", "ido": "Ido", "iii": "SichuanYi", "iku": "Inuktitut", "ile": "Interlingue", "ina": "Interlingua", "ind": "Indonesian", "ipk": "Inupiaq", "ita": "Italian", "jav": "Javanese", "jpn": "Japanese", "kal": "Kalaallisut", "kan": "Kannada", "kas": "Kashmiri", "kau": "Kanuri", "kaz": "Kazakh", "khm": "Khmer", "kik": "Kikuyu", "kin": "Kinyarwanda", "kir": "Kirghiz", "kom": "Komi", "kon": "Kongo", "kor": "Korean", "kua": "Kuanyama", "kur": "Kurdish", "lao": "Lao", "lat": "Latin", "lav": "Latvian", "lim": "Limburgan", "lin": "Lingala", "lit": "Lithuanian", "ltz": "Luxembourgish", "lub": "LubaKatanga", "lug": "Ganda", "mac": "Macedonian", "mah": "Marshallese", "mal": "Malayalam", "mao": "Maori", "mar": "Marathi", "may": "Malay", "mlg": "Malagasy", "mlt": "Maltese", "mol": "Moldavian", "mon": "Mongolian", "nau": "Nauru", "nav": "Navajo", "nbl": "SouthNdebele", "nde": "NorthNdebele", "ndo": "Ndonga", "nep": "Nepali", "nno": "NorwegianNynorsk", "nob": "NorwegianBokmal", "nor": "Norwegian", "nya": "Chichewa", "oci": "Occitan", "oji": "Ojibwa", "ori": "Oriya", "orm": "Oromo", "oss": "Ossetian", "pan": "Panjabi", "per": "Persian", "pli": "Pali", "pob": "Brazilian", "pol": "Polish", "por": "Portuguese", "pus": "Pushto", "que": "Quechua", "roh": "RaetoRomance", "rum": "Romanian", "run": "Rundi", "rus": "Russian", "sag": "Sango", "san": "Sanskrit", "sin": "Sinhalese", "slo": "Slovak", "slv": "Slovenian", "sme": "Sami", "smo": "Samoan", "sna": "Shona", "snd": "Sindhi", "som": "Somali", "sot": "Sotho", "spa": "Spanish", "srd": "Sardinian", "srp": "Serbian", "ssw": "Swati", "sun": "Sundanese", "swa": "Swahili", "swe": "Swedish", "tah": "Tahitian", "tam": "Tamil", "tat": "Tatar", "tel": "Telugu", "tgk": "Tajik", "tgl": "Tagalog", "tha": "Thai", "tib": "Tibetan", "tir": "Tigrinya", "ton": "Tonga", "tsn": "Tswana", "tso": "Tsonga", "tuk": "Turkmen", "tur": "Turkish", "twi": "Twi", "uig": "Uighur", "ukr": "Ukrainian", "unk": "NoLanguage", "urd": "Urdu", "uzb": "Uzbek", "ven": "Venda", "vie": "Vietnamese", "vol": "Volapuk", "wel": "Welsh", "wln": "Walloon", "wol": "Wolof", "xho": "Xhosa", "yid": "Yiddish", "yor": "Yoruba", "zha": "Zhuang", "zul": "Zulu"}</text:p>
          </table:table-cell>
        </table:table-row>
      </table:table>
      <text:h text:style-name="P81" text:outline-level="2"/>
      <text:h text:style-name="P174" text:outline-level="2"><text:bookmark-start text:name="__RefHeading__1760_1533813955"/>PMS Module<text:bookmark-end text:name="__RefHeading__1760_1533813955"/></text:h>
      <text:p text:style-name="P26">When working with <text:span text:style-name="T23">the PMS module</text:span>, it's important to <text:span text:style-name="T24">fetch</text:span> the contents in small <text:span text:style-name="T23">chunks</text:span>, in order to not put unneeded stress on the PMS, as well as to make the application more responsive, so the first call to a section should be to <text:span text:style-name="T24">fetch</text:span> the amount of medias in it</text:p>
      <text:h text:style-name="P143" text:outline-level="3"><text:bookmark-start text:name="__RefHeading___Toc2959_2022608021"/>search<text:bookmark-end text:name="__RefHeading___Toc2959_2022608021"/></text:h>
      <text:p text:style-name="P27">The search function allows you to search for a media title <text:span text:style-name="T62">in movies and shows</text:span></text:p>
      <text:p text:style-name="P27">to use it, issue a <text:span text:style-name="T37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6">/api/v3/pms/search</text:p>
          </table:table-cell>
        </table:table-row>
      </table:table>
      <text:p text:style-name="P27"/>
      <text:p text:style-name="P39">With a payload like:</text:p>
      <text:p text:style-name="P40">{</text:p>
      <text:p text:style-name="P40">“title” : “The 100”</text:p>
      <text:p text:style-name="P39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56">{</text:p>
            <text:p text:style-name="P56"><text:s text:c="4"/>"14286": {</text:p>
            <text:p text:style-name="P56"><text:s text:c="8"/>"section": "7",</text:p>
            <text:p text:style-name="P56"><text:s text:c="8"/>"type": "show",</text:p>
            <text:p text:style-name="P56"><text:s text:c="8"/>"title": "The 100"</text:p>
            <text:p text:style-name="P56"><text:s text:c="4"/>},</text:p>
            <text:p text:style-name="P56"><text:s text:c="4"/>"63374": {</text:p>
            <text:p text:style-name="P56"><text:s text:c="8"/>"section": "2",</text:p>
            <text:p text:style-name="P56"><text:s text:c="8"/>"type": "show",</text:p>
            <text:p text:style-name="P56"><text:s text:c="8"/>"title": "The 100"</text:p>
            <text:p text:style-name="P56"><text:s text:c="4"/>}</text:p>
            <text:p text:style-name="P5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144" text:outline-level="3"><text:bookmark-start text:name="__RefHeading___Toc6249_1879030306"/>uploadFile<text:bookmark-end text:name="__RefHeading___Toc6249_1879030306"/></text:h>
      <text:p text:style-name="P41">To upload a file, like a subtitle, issue a get to the PMS function getParts to grap the filename and path of a part.</text:p>
      <text:p text:style-name="P41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58"><text:span text:style-name="T38">/api/v3/pms/</text:span>uploadFile</text:p>
          </table:table-cell>
        </table:table-row>
      </table:table>
      <text:p text:style-name="P41"/>
      <text:p text:style-name="P41">Two parameters are needed here:</text:p>
      <text:p text:style-name="P41">localFile with a type of File, </text:p>
      <text:p text:style-name="P41">remoteFile with a type of text</text:p>
      <text:p text:style-name="P41">Screen from Postman:</text:p>
      <text:p text:style-name="P41"><draw:frame draw:style-name="fr1" draw:name="Image1" text:anchor-type="paragraph" svg:width="6.9252in" svg:height="2.0728in" draw:z-index="0"><draw:image xlink:href="Pictures/10000201000005DF000001C291308399DD67FFF0.png" xlink:type="simple" xlink:show="embed" xlink:actuate="onLoad"/></draw:frame></text:p>
      <text:p text:style-name="P41">If above is a success, we return 200</text:p>
      <text:p text:style-name="P41"/>
      <text:h text:style-name="P145" text:outline-level="3"><text:bookmark-start text:name="__RefHeading___Toc6253_1879030306"/>getAllBundleInfo<text:bookmark-end text:name="__RefHeading___Toc6253_1879030306"/></text:h>
      <text:p text:style-name="P42">To get a combined list of bundles, that is avail from UAS, maybe already installed, or that has been migrated, issue a <text:span text:style-name="T42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9">/<text:span text:style-name="T39">api/v3/</text:span>pms/getAllBundleInfo</text:p>
          </table:table-cell>
        </table:table-row>
      </table:table>
      <text:p text:style-name="P42"/>
      <text:p text:style-name="P42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9"><text:s text:c="4"/>"https://github.com/ukdtom/DevTools.bundle": {</text:p>
            <text:p text:style-name="P59"><text:s text:c="8"/>"description": "Helper for 3.Party tools",</text:p>
            <text:p text:style-name="P59"><text:s text:c="8"/>"title": "DevTools",</text:p>
            <text:p text:style-name="P59"><text:s text:c="8"/>"bundle": "DevTools.bundle",</text:p>
            <text:p text:style-name="P59"><text:s text:c="8"/>"branch": "master",</text:p>
            <text:p text:style-name="P59"><text:s text:c="8"/>"date": "2015-12-20 13:59:08",</text:p>
            <text:p text:style-name="P59"><text:s text:c="8"/>"identifier": "com.plexapp.plugins.DevTools",</text:p>
            <text:p text:style-name="P59"><text:s text:c="8"/>"type": [</text:p>
            <text:p text:style-name="P59"><text:s text:c="12"/>"Agent"</text:p>
            <text:p text:style-name="P59"><text:s text:c="8"/>],</text:p>
            <text:p text:style-name="P59"><text:s text:c="8"/>"icon": "DevTools.png"</text:p>
            <text:p text:style-name="P59"><text:s text:c="4"/>},</text:p>
            <text:p text:style-name="P59"><text:soft-page-break/><text:s text:c="4"/>"https://github.com/mikedm139/SickBeard.bundle": {</text:p>
            <text:p text:style-name="P59"><text:s text:c="8"/>"description": "A plugin for Plex media center to view and control basic functions of SickBeard",</text:p>
            <text:p text:style-name="P59"><text:s text:c="8"/>"title": "SickBeard",</text:p>
            <text:p text:style-name="P59"><text:s text:c="8"/>"bundle": "SickBeard.bundle",</text:p>
            <text:p text:style-name="P59"><text:s text:c="8"/>"branch": "master",</text:p>
            <text:p text:style-name="P59"><text:s text:c="8"/>"date": "",</text:p>
            <text:p text:style-name="P59"><text:s text:c="8"/>"identifier": "com.plexapp.plugins.sickbeard",</text:p>
            <text:p text:style-name="P59"><text:s text:c="8"/>"type": [</text:p>
            <text:p text:style-name="P59"><text:s text:c="12"/>"Application"</text:p>
            <text:p text:style-name="P59"><text:s text:c="8"/>],</text:p>
            <text:p text:style-name="P59"><text:s text:c="8"/>"icon": "sickbeard-icon.png"</text:p>
            <text:p text:style-name="P59"><text:s text:c="4"/>}</text:p>
          </table:table-cell>
        </table:table-row>
      </table:table>
      <text:p text:style-name="P42"/>
      <text:p text:style-name="P42">Note in above, that the date field for the SickBeard bundle is empty, meaning it's not installed</text:p>
      <text:h text:style-name="P151" text:outline-level="3"><text:bookmark-start text:name="__RefHeading___Toc4085_754688734"/>getSection<text:span text:style-name="T63">s</text:span>List<text:bookmark-end text:name="__RefHeading___Toc4085_754688734"/></text:h>
      <text:p text:style-name="P101">To get a list of sections in the PMS, issue a Get statement like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2">/<text:span text:style-name="T64">api/v3/</text:span>pms/getSectionsList</text:p>
          </table:table-cell>
        </table:table-row>
      </table:table>
      <text:p text:style-name="P101"/>
      <text:p text:style-name="P101">Will return an array of json strings like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92">[{'type': 'artist', 'key': '3', 'title': 'Home CD Vevo'}, {'type': 'movie', 'key': '1', 'title': 'New Movies'}]</text:p>
          </table:table-cell>
        </table:table-row>
      </table:table>
      <text:p text:style-name="P101"/>
      <text:h text:style-name="P152" text:outline-level="3"><text:bookmark-start text:name="__RefHeading___Toc4089_754688734"/>getSectionSize<text:bookmark-end text:name="__RefHeading___Toc4089_754688734"/></text:h>
      <text:p text:style-name="P103">To get the size of a section, issue a Get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3">/<text:span text:style-name="T65">api/v3/</text:span>pms/getSectionSize/&lt;Key of section&gt;</text:p>
          </table:table-cell>
        </table:table-row>
      </table:table>
      <text:p text:style-name="P102"/>
      <text:p text:style-name="P103">Will return something lik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93">149</text:p>
          </table:table-cell>
        </table:table-row>
      </table:table>
      <text:p text:style-name="P103"/>
      <text:h text:style-name="P166" text:outline-level="3"><text:bookmark-start text:name="__RefHeading___Toc4093_754688734"/>getSectionLetterList<text:bookmark-end text:name="__RefHeading___Toc4093_754688734"/></text:h>
      <text:p text:style-name="P104">Above method will return a sorted list of the first characters used as titles.</text:p>
      <text:p text:style-name="P104">In other words an alphabetical list of the titles of medias within a section, as well as a key and a counter</text:p>
      <text:p text:style-name="P104">Issue a get like: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94">/<text:span text:style-name="T66">api/v3/</text:span>pms/getSectionLetterList/&lt;Key of Section&gt;</text:p>
          </table:table-cell>
        </table:table-row>
      </table:table>
      <text:p text:style-name="P104"/>
      <text:p text:style-name="P104">Above would return something like: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94">{</text:p>
            <text:p text:style-name="P194"><text:s text:c="4"/>"#": {</text:p>
            <text:p text:style-name="P194"><text:s text:c="8"/>"key": "%23",</text:p>
            <text:p text:style-name="P194"><text:s text:c="8"/>"size": "2"</text:p>
            <text:p text:style-name="P194"><text:s text:c="4"/>},</text:p>
            <text:p text:style-name="P194"><text:s text:c="4"/>"A": {</text:p>
            <text:p text:style-name="P194"><text:s text:c="8"/>"key": "A",</text:p>
            <text:p text:style-name="P194"><text:s text:c="8"/>"size": "1"</text:p>
            <text:p text:style-name="P194"><text:s text:c="4"/>},</text:p>
            <text:p text:style-name="P194"><text:s text:c="4"/>"C": {</text:p>
            <text:p text:style-name="P194"><text:s text:c="8"/>"key": "C",</text:p>
            <text:p text:style-name="P194"><text:s text:c="8"/>"size": "4"</text:p>
            <text:p text:style-name="P194"><text:s text:c="4"/>},</text:p>
            <text:p text:style-name="P194"><text:s text:c="4"/>"D": {</text:p>
            <text:p text:style-name="P194"><text:s text:c="8"/>"key": "D",</text:p>
            <text:p text:style-name="P194"><text:s text:c="8"/>"size": "1"</text:p>
            <text:p text:style-name="P194"><text:s text:c="4"/>},</text:p>
            <text:p text:style-name="P194"><text:s text:c="4"/>"G": {</text:p>
            <text:p text:style-name="P194"><text:s text:c="8"/>"key": "G",</text:p>
            <text:p text:style-name="P194"><text:s text:c="8"/>"size": "1"</text:p>
            <text:p text:style-name="P194"><text:s text:c="4"/>},</text:p>
            <text:p text:style-name="P194"><text:s text:c="4"/>"H": {</text:p>
            <text:p text:style-name="P194"><text:s text:c="8"/>"key": "H",</text:p>
            <text:p text:style-name="P194"><text:s text:c="8"/>"size": "1"</text:p>
            <text:p text:style-name="P194"><text:s text:c="4"/>},</text:p>
            <text:p text:style-name="P194"><text:s text:c="4"/>"K": {</text:p>
            <text:p text:style-name="P194"><text:s text:c="8"/>"key": "K",</text:p>
            <text:p text:style-name="P194"><text:s text:c="8"/>"size": "1"</text:p>
            <text:p text:style-name="P194"><text:s text:c="4"/>}</text:p>
            <text:p text:style-name="P194">}</text:p>
          </table:table-cell>
        </table:table-row>
      </table:table>
      <text:p text:style-name="P104"/>
      <text:h text:style-name="P153" text:outline-level="3"/>
      <text:h text:style-name="P167" text:outline-level="3"><text:bookmark-start text:name="__RefHeading___Toc4097_754688734"/>getSection<text:bookmark-end text:name="__RefHeading___Toc4097_754688734"/></text:h>
      <text:p text:style-name="P105">To get the contents of a section, issue a get lik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6">/<text:span text:style-name="T69">api/v3/</text:span>pms/getSection/key/&lt;Key of section&gt;/start/&lt;Item to start with&gt;/size/&lt;Amount of items to return&gt;<text:span text:style-name="T6">[/getSubs]</text:span><text:span text:style-name="T67">/</text:span><text:span text:style-name="T6">[letterKey/&lt;First Letter in Title&gt;]</text:span></text:p>
          </table:table-cell>
        </table:table-row>
      </table:table>
      <text:p text:style-name="P105"/>
      <text:p text:style-name="P108">If the optional parameter letterKey is present, only titles starting with that will be fetched</text:p>
      <text:p text:style-name="P107">If the optional parameter /getSubs <text:s/>is <text:span text:style-name="T69">present</text:span>, then subtitle information will also be returned.</text:p>
      <text:p text:style-name="P107">Not<text:span text:style-name="T68">e</text:span> though, that this req. <text:span text:style-name="T69">req. </text:span>one additional call towards the PMS, so it's slower</text:p>
      <text:p text:style-name="P105">Sample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95">/<text:span text:style-name="T69">api/v3//</text:span>pms/getSection/key/6/start/1/size/3</text:p>
          </table:table-cell>
        </table:table-row>
      </table:table>
      <text:p text:style-name="P105"/>
      <text:p text:style-name="P105">Above will return something like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97">[</text:p>
            <text:p text:style-name="P197"><text:s text:c="4"/>{</text:p>
            <text:p text:style-name="P197"><text:s text:c="8"/>"key": "7897",</text:p>
            <text:p text:style-name="P197"><text:s text:c="8"/>"title": "1 movie"</text:p>
            <text:p text:style-name="P197"><text:s text:c="4"/>},</text:p>
            <text:p text:style-name="P197"><text:s text:c="4"/>{</text:p>
            <text:p text:style-name="P197"><text:s text:c="8"/>"key": "7938",</text:p>
            <text:p text:style-name="P197"><text:s text:c="8"/>"title": "movie 2"</text:p>
            <text:p text:style-name="P197"><text:s text:c="4"/>},</text:p>
            <text:p text:style-name="P197"><text:s text:c="4"/>{</text:p>
            <text:p text:style-name="P197"><text:s text:c="8"/>"key": "7465",</text:p>
            <text:p text:style-name="P197"><text:s text:c="8"/>"title": "some movie"</text:p>
            <text:p text:style-name="P197"><text:s text:c="4"/>}</text:p>
            <text:p text:style-name="P197">]</text:p>
          </table:table-cell>
        </table:table-row>
      </table:table>
      <text:p text:style-name="P105"/>
      <text:p text:style-name="P107">Sample with subs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8">/<text:span text:style-name="T69">api/v3/</text:span>pms/getSection/key/6/start/1/size/3/getSubs</text:p>
          </table:table-cell>
        </table:table-row>
      </table:table>
      <text:p text:style-name="P107"/>
      <text:p text:style-name="P107">Will return something lik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9">[</text:p>
            <text:p text:style-name="P199"><text:s text:c="4"/>{</text:p>
            <text:p text:style-name="P199"><text:s text:c="8"/>"subtitles": [</text:p>
            <text:p text:style-name="P199"><text:s text:c="12"/>{</text:p>
            <text:p text:style-name="P199"><text:s text:c="16"/>"languageCode": null,</text:p>
            <text:p text:style-name="P199"><text:s text:c="16"/>"codec": "srt",</text:p>
            <text:p text:style-name="P199"><text:soft-page-break/><text:s text:c="16"/>"selected": "1",</text:p>
            <text:p text:style-name="P199"><text:s text:c="16"/>"key": "26054",</text:p>
            <text:p text:style-name="P199"><text:s text:c="16"/>"location": "Sidecar"</text:p>
            <text:p text:style-name="P199"><text:s text:c="12"/>}</text:p>
            <text:p text:style-name="P199"><text:s text:c="8"/>],</text:p>
            <text:p text:style-name="P199"><text:s text:c="8"/>"key": "7897",</text:p>
            <text:p text:style-name="P199"><text:s text:c="8"/>"title": "100 Feet"</text:p>
            <text:p text:style-name="P199"><text:s text:c="4"/>},</text:p>
            <text:p text:style-name="P199"><text:s text:c="4"/>{</text:p>
            <text:p text:style-name="P199"><text:s text:c="8"/>"subtitles": [</text:p>
            <text:p text:style-name="P199"><text:s text:c="12"/>{</text:p>
            <text:p text:style-name="P199"><text:s text:c="16"/>"languageCode": null,</text:p>
            <text:p text:style-name="P199"><text:s text:c="16"/>"codec": "srt",</text:p>
            <text:p text:style-name="P199"><text:s text:c="16"/>"selected": "1",</text:p>
            <text:p text:style-name="P199"><text:s text:c="16"/>"key": "26267",</text:p>
            <text:p text:style-name="P199"><text:s text:c="16"/>"location": "Sidecar"</text:p>
            <text:p text:style-name="P199"><text:s text:c="12"/>}</text:p>
            <text:p text:style-name="P199"><text:s text:c="8"/>],</text:p>
            <text:p text:style-name="P199"><text:s text:c="8"/>"key": "7938",</text:p>
            <text:p text:style-name="P199"><text:s text:c="8"/>"title": "11-11-11"</text:p>
            <text:p text:style-name="P199"><text:s text:c="4"/>},</text:p>
            <text:p text:style-name="P199"><text:s text:c="4"/>{</text:p>
            <text:p text:style-name="P199"><text:s text:c="8"/>"subtitles": [],</text:p>
            <text:p text:style-name="P199"><text:s text:c="8"/>"key": "7465",</text:p>
            <text:p text:style-name="P199"><text:s text:c="8"/>"title": "11:14"</text:p>
            <text:p text:style-name="P199"><text:s text:c="4"/>}</text:p>
            <text:p text:style-name="P199">]</text:p>
          </table:table-cell>
        </table:table-row>
      </table:table>
      <text:p text:style-name="P105"/>
      <text:h text:style-name="P154" text:outline-level="3"><text:bookmark-start text:name="__RefHeading___Toc4102_754688734"/>getSectionByLetter<text:bookmark-end text:name="__RefHeading___Toc4102_754688734"/></text:h>
      <text:p text:style-name="P108">Discontinued since API V3.</text:p>
      <text:p text:style-name="P108">See getSection</text:p>
      <text:h text:style-name="P155" text:outline-level="3"><text:bookmark-start text:name="__RefHeading___Toc4108_754688734"/>getSubtitles<text:bookmark-end text:name="__RefHeading___Toc4108_754688734"/></text:h>
      <text:p text:style-name="P109">To get a list of subtitles for a media, issue a <text:span text:style-name="T72">GET</text:span> like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00">/<text:span text:style-name="T70">api/v3/</text:span>pms/getSubtitles/&lt;Media Rating Key&gt;[/<text:span text:style-name="T1">getFile</text:span><text:span text:style-name="T7">]</text:span></text:p>
          </table:table-cell>
        </table:table-row>
      </table:table>
      <text:p text:style-name="P106"/>
      <text:p text:style-name="P109">If the parameter /getFile is present in the url, then an additional req. will be sendt to the PMS, asking for the url of the subtitle file.</text:p>
      <text:p text:style-name="P109">The returned value for location can be one of the following: ['Embedded', 'Agent', 'Sidecar']</text:p>
      <text:p text:style-name="P109">Will return something like:</text:p>
      <table:table table:name="Table59" table:style-name="Table59">
        <table:table-column table:style-name="Table59.A"/>
        <text:soft-page-break/>
        <table:table-row>
          <table:table-cell table:style-name="Table59.A1" office:value-type="string">
            <text:p text:style-name="P200">[{</text:p>
            <text:p text:style-name="P200">'languageCode': 'dan', </text:p>
            <text:p text:style-name="P200">'url': 'file:///share/CACHEDEV1_DATA/video/Nyt/movies/nov/<text:span text:style-name="T26">myMovie</text:span> (2015)/<text:span text:style-name="T26">myMovie</text:span>.2015.1080p.BluRay.x264.da.srt', </text:p>
            <text:p text:style-name="P200">'selected': '1', </text:p>
            <text:p text:style-name="P200">'codec': 'srt', </text:p>
            <text:p text:style-name="P200">'location': 'Sidecar', </text:p>
            <text:p text:style-name="P200">'key': '103701'}]</text:p>
          </table:table-cell>
        </table:table-row>
      </table:table>
      <text:p text:style-name="P109"/>
      <text:h text:style-name="P156" text:outline-level="3"><text:bookmark-start text:name="__RefHeading___Toc4112_754688734"/>getParts<text:bookmark-end text:name="__RefHeading___Toc4112_754688734"/></text:h>
      <text:p text:style-name="P111">When dealing with a movie or a TV-Show episode, it can have different media files, known as parts.</text:p>
      <text:p text:style-name="P111">To get a list of those, issue a <text:span text:style-name="T71">GET</text:span> like: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201">/<text:span text:style-name="T71">api/v3/</text:span>pms/getParts/&lt;Key of Movie or episode&gt;</text:p>
          </table:table-cell>
        </table:table-row>
      </table:table>
      <text:p text:style-name="P111"/>
      <text:p text:style-name="P111">Sample: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01">/<text:span text:style-name="T71">api/v3/</text:span>pms/getParts/19723</text:p>
          </table:table-cell>
        </table:table-row>
      </table:table>
      <text:p text:style-name="P111"/>
      <text:p text:style-name="P111">Above would return something like: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201">{</text:p>
            <text:p text:style-name="P201"><text:s text:c="4"/>"8797": "/share/CACHEDEV1_DATA/video/movies/myMovie pt1.mkv",</text:p>
            <text:p text:style-name="P201"><text:s text:c="4"/>"8798": "/share/CACHEDEV1_DATA/video/movies/myMovie pt2.mkv",</text:p>
            <text:p text:style-name="P201"><text:s text:c="4"/>"8799": "/share/CACHEDEV1_DATA/video/movies/myMovie pt3.mkv"</text:p>
            <text:p text:style-name="P201">}</text:p>
          </table:table-cell>
        </table:table-row>
      </table:table>
      <text:p text:style-name="P111"/>
      <text:p text:style-name="P110">Where the key is the part ID</text:p>
      <text:p text:style-name="P110"/>
      <text:h text:style-name="P135" text:outline-level="3"><text:bookmark-start text:name="__RefHeading___Toc4115_754688734"/><text:span text:style-name="T76">s</text:span>howSubtitle<text:bookmark-end text:name="__RefHeading___Toc4115_754688734"/></text:h>
      <text:p text:style-name="P112">To show a subtitle, issue a get like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02">/<text:span text:style-name="T74">api/v3/</text:span>pms/showSubtitle/&lt;Subtitle Key&gt;</text:p>
          </table:table-cell>
        </table:table-row>
      </table:table>
      <text:p text:style-name="P112"/>
      <text:p text:style-name="P112">Will return something like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3">[</text:p>
            <text:p text:style-name="P203"><text:s text:c="4"/>"1",</text:p>
            <text:p text:style-name="P203"><text:s text:c="4"/>"00:00:19,400 --&gt; 00:00:20,942",</text:p>
            <text:p text:style-name="P203"><text:s text:c="4"/>"Welcome to WebTools",</text:p>
            <text:p text:style-name="P203"><text:soft-page-break/><text:s text:c="4"/>"",</text:p>
            <text:p text:style-name="P203"><text:s text:c="4"/>"<text:span text:style-name="T73">2</text:span>",</text:p>
            <text:p text:style-name="P203"><text:s text:c="4"/>"00:00:21,400 --&gt; 00:00:24,108",</text:p>
            <text:p text:style-name="P203"><text:s text:c="4"/>"Now with a:.",</text:p>
            <text:p text:style-name="P203"><text:s text:c="4"/>"Rest API",</text:p>
            <text:p text:style-name="P203"><text:s text:c="4"/>""</text:p>
            <text:p text:style-name="P203">]</text:p>
          </table:table-cell>
        </table:table-row>
      </table:table>
      <text:p text:style-name="P112"/>
      <text:h text:style-name="P157" text:outline-level="3"><text:bookmark-start text:name="__RefHeading___Toc4118_754688734"/>delBundle<text:bookmark-end text:name="__RefHeading___Toc4118_754688734"/></text:h>
      <text:p text:style-name="P113">To remove/uninstall a bundle, that WebTools know about, issue a DELETE like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04">/<text:span text:style-name="T75">api/v3/</text:span>pms/delBundle/<text:span text:style-name="T75">&lt;bundle name&gt;</text:span></text:p>
          </table:table-cell>
        </table:table-row>
      </table:table>
      <text:p text:style-name="P113"/>
      <text:p text:style-name="P113">If the bundle was not on our installed list, then we return a 404 with a body like: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204">Bundle plex2csv.bundle was not found</text:p>
          </table:table-cell>
        </table:table-row>
      </table:table>
      <text:p text:style-name="P113"/>
      <text:p text:style-name="P113">If the bundle was on our list, but we could not remove the directory, then we return a 500</text:p>
      <text:p text:style-name="P113">If bundle is removed, we return a 200</text:p>
      <text:h text:style-name="P158" text:outline-level="3"><text:bookmark-start text:name="__RefHeading___Toc4122_754688734"/>TV-Show Size<text:bookmark-end text:name="__RefHeading___Toc4122_754688734"/></text:h>
      <text:p text:style-name="P114">To grap the amount of entries in a TV-Show, issue a GET like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205">/<text:span text:style-name="T77">api/v3/</text:span>pms/<text:span text:style-name="T77">getShowSize/</text:span>&lt;Key of show&gt;</text:p>
          </table:table-cell>
        </table:table-row>
      </table:table>
      <text:p text:style-name="P114"/>
      <text:p text:style-name="P115">Sample call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06"><text:span text:style-name="T78">/api/v3/pms/getShowSize/</text:span>19714</text:p>
          </table:table-cell>
        </table:table-row>
      </table:table>
      <text:p text:style-name="P115"/>
      <text:p text:style-name="P114">Will return something like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05">6</text:p>
          </table:table-cell>
        </table:table-row>
      </table:table>
      <text:p text:style-name="P114"/>
      <text:h text:style-name="P159" text:outline-level="3"><text:bookmark-start text:name="__RefHeading___Toc4126_754688734"/>TV-Shows <text:span text:style-name="T79">S</text:span>eason<text:span text:style-name="T79">s</text:span><text:bookmark-end text:name="__RefHeading___Toc4126_754688734"/></text:h>
      <text:p text:style-name="P116">To get a list of seasons for a TV-Show, issue a GET like: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07"><text:span text:style-name="T80">/api/v3/pms/getShowSeasons/</text:span>&lt;Key of TV Show&gt;</text:p>
          </table:table-cell>
        </table:table-row>
      </table:table>
      <text:p text:style-name="P116"/>
      <text:p text:style-name="P116">Sample call:</text:p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208">/api/v3/pms/getShowSeasons/17400</text:p>
          </table:table-cell>
        </table:table-row>
      </table:table>
      <text:p text:style-name="P116"/>
      <text:p text:style-name="P116">Will return something like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207">[</text:p>
            <text:p text:style-name="P207"><text:s text:c="4"/>{</text:p>
            <text:p text:style-name="P207"><text:s text:c="8"/>"season": "0",</text:p>
            <text:p text:style-name="P207"><text:s text:c="8"/>"size": "1",</text:p>
            <text:p text:style-name="P207"><text:s text:c="8"/>"key": "13915",</text:p>
            <text:p text:style-name="P207"><text:s text:c="8"/>"title": "Specials"</text:p>
            <text:p text:style-name="P207"><text:s text:c="4"/>},</text:p>
            <text:p text:style-name="P207"><text:s text:c="4"/>{</text:p>
            <text:p text:style-name="P207"><text:s text:c="8"/>"season": "1",</text:p>
            <text:p text:style-name="P207"><text:s text:c="8"/>"size": "23",</text:p>
            <text:p text:style-name="P207"><text:s text:c="8"/>"key": "13891",</text:p>
            <text:p text:style-name="P207"><text:s text:c="8"/>"title": "Season 1"</text:p>
            <text:p text:style-name="P207"><text:s text:c="4"/>},</text:p>
            <text:p text:style-name="P207"><text:s text:c="4"/>{</text:p>
            <text:p text:style-name="P207"><text:s text:c="8"/>"season": "2",</text:p>
            <text:p text:style-name="P207"><text:s text:c="8"/>"size": "23",</text:p>
            <text:p text:style-name="P207"><text:s text:c="8"/>"key": "13867",</text:p>
            <text:p text:style-name="P207"><text:s text:c="8"/>"title": "Season 2"</text:p>
            <text:p text:style-name="P207"><text:s text:c="4"/>},</text:p>
            <text:p text:style-name="P207"><text:s text:c="4"/>{</text:p>
            <text:p text:style-name="P207"><text:s text:c="8"/>"season": "3",</text:p>
            <text:p text:style-name="P207"><text:s text:c="8"/>"size": "23",</text:p>
            <text:p text:style-name="P207"><text:s text:c="8"/>"key": "13843",</text:p>
            <text:p text:style-name="P207"><text:s text:c="8"/>"title": "Season 3"</text:p>
            <text:p text:style-name="P207"><text:s text:c="4"/>}</text:p>
            <text:p text:style-name="P207">]</text:p>
          </table:table-cell>
        </table:table-row>
      </table:table>
      <text:p text:style-name="P116"/>
      <text:h text:style-name="P160" text:outline-level="3"><text:bookmark-start text:name="__RefHeading___Toc4130_754688734"/>TV-Shows Season<text:bookmark-end text:name="__RefHeading___Toc4130_754688734"/></text:h>
      <text:p text:style-name="P117">To get a list of episodes in a TV-Show Season, issue a get like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18"><text:span text:style-name="T7">/api/v3/pms/getShowSeason/&lt;Key of Season&gt;</text:span><text:span text:style-name="T1">/[getSubs]/[getFile]</text:span></text:p>
          </table:table-cell>
        </table:table-row>
      </table:table>
      <text:p text:style-name="P117"/>
      <text:p text:style-name="P117">If getSubs <text:span text:style-name="T82">is part of the uri</text:span>, then subtitles info will be returned as well.</text:p>
      <text:p text:style-name="P117">If getSubs is <text:span text:style-name="T82">present</text:span>, and getFile <text:span text:style-name="T82">as well</text:span>, then subtitles filename/path will be returned as well.</text:p>
      <text:p text:style-name="P117">Sample Call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18">/api/v3/pms/getShowSeason/15618/getFile/getSub</text:p>
          </table:table-cell>
        </table:table-row>
      </table:table>
      <text:p text:style-name="P117"/>
      <text:p text:style-name="P117"><text:soft-page-break/>Above would return something like: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09">[</text:p>
            <text:p text:style-name="P209"><text:s text:c="4"/>{</text:p>
            <text:p text:style-name="P209"><text:s text:c="8"/>"episode": "1",</text:p>
            <text:p text:style-name="P209"><text:s text:c="8"/>"subtitles": "[{'languageCode': 'dan', 'url': '<text:a xlink:type="simple" xlink:href="file:///share/CACHEDEV1_DATA/video/tv-series/The" text:style-name="Internet_20_link" text:visited-style-name="Visited_20_Internet_20_Link">file:///share/CACHEDEV1_DATA/video/tv-series/</text:a><text:a xlink:type="simple" xlink:href="file:///share/CACHEDEV1_DATA/video/tv-series/The" text:style-name="Internet_20_link" text:visited-style-name="Visited_20_Internet_20_Link"><text:span text:style-name="T81">The</text:span></text:a><text:span text:style-name="T81"> Serie</text:span>/Season 01/<text:a xlink:type="simple" xlink:href="file:///share/CACHEDEV1_DATA/video/tv-series/The" text:style-name="Internet_20_link" text:visited-style-name="Visited_20_Internet_20_Link"><text:span text:style-name="T81">The</text:span></text:a><text:span text:style-name="T81"> Serie</text:span>.S01E01.da.srt', 'selected': '1', 'codec': 'srt', 'location': 'Sidecar', 'key': '44534'}]",</text:p>
            <text:p text:style-name="P209"><text:s text:c="8"/>"key": "13892",</text:p>
            <text:p text:style-name="P209"><text:s text:c="8"/>"title": "Pilot"</text:p>
            <text:p text:style-name="P209"><text:s text:c="4"/>},</text:p>
            <text:p text:style-name="P209"><text:s text:c="4"/>{</text:p>
            <text:p text:style-name="P209"><text:s text:c="8"/>"episode": "2",</text:p>
            <text:p text:style-name="P209"><text:s text:c="8"/>"subtitles": "[{'languageCode': 'dan', 'url': 'file:///share/CACHEDEV1_DATA/video/tv-series/<text:a xlink:type="simple" xlink:href="file:///share/CACHEDEV1_DATA/video/tv-series/The" text:style-name="Internet_20_link" text:visited-style-name="Visited_20_Internet_20_Link"><text:span text:style-name="T81">The</text:span></text:a><text:span text:style-name="T81"> Serie</text:span>/Season 01/<text:a xlink:type="simple" xlink:href="file:///share/CACHEDEV1_DATA/video/tv-series/The" text:style-name="Internet_20_link" text:visited-style-name="Visited_20_Internet_20_Link"><text:span text:style-name="T81">The</text:span></text:a><text:span text:style-name="T81"> Serie </text:span>.S01E02.da.srt', 'selected': '1', 'codec': 'srt', 'location': 'Sidecar', 'key': '44538'}]",</text:p>
            <text:p text:style-name="P209"><text:s text:c="8"/>"key": "13893",</text:p>
            <text:p text:style-name="P209"><text:s text:c="8"/>"title": "<text:span text:style-name="T81">first episode</text:span>"</text:p>
            <text:p text:style-name="P209"><text:s text:c="4"/>}</text:p>
            <text:p text:style-name="P209">]</text:p>
          </table:table-cell>
        </table:table-row>
      </table:table>
      <text:p text:style-name="P117"/>
      <text:h text:style-name="P161" text:outline-level="3"><text:bookmark-start text:name="__RefHeading___Toc4134_754688734"/>TV-Show Contents<text:bookmark-end text:name="__RefHeading___Toc4134_754688734"/></text:h>
      <text:p text:style-name="P120">To grap the contents of a TV-Show, issue a GET like: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11"><text:span text:style-name="T7">api/v3/pms/getShowContents/&lt;Key of show&gt;/start/&lt;start&gt;/size/&lt;Amount to fetch&gt;</text:span><text:span text:style-name="T1">/[getSubs]</text:span></text:p>
          </table:table-cell>
        </table:table-row>
      </table:table>
      <text:p text:style-name="P120"/>
      <text:p text:style-name="P120">Sample call: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211">/api/v3/pms/getShowContents/560/start/0/size/3/getSubs</text:p>
          </table:table-cell>
        </table:table-row>
      </table:table>
      <text:p text:style-name="P120"/>
      <text:p text:style-name="P120">Will return: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210">[</text:p>
            <text:p text:style-name="P210"><text:s text:c="4"/>{</text:p>
            <text:p text:style-name="P210"><text:s text:c="8"/>"season": "4",</text:p>
            <text:p text:style-name="P210"><text:s text:c="8"/>"episode": "5",</text:p>
            <text:p text:style-name="P210"><text:s text:c="8"/>"subtitles": "[{'languageCode': 'dan', 'codec': 'srt', 'selected': '1', 'key': '101715', 'location': 'Sidecar'}, {'languageCode': 'eng', 'codec': 'srt', 'selected': None, 'key': '101714', 'location': 'Sidecar'}]",</text:p>
            <text:p text:style-name="P210"><text:s text:c="8"/>"key": "42324",</text:p>
            <text:p text:style-name="P210"><text:s text:c="8"/>"title": "<text:span text:style-name="T81">myMovie</text:span>"</text:p>
            <text:p text:style-name="P210"><text:s text:c="4"/>},</text:p>
            <text:p text:style-name="P210"><text:s text:c="4"/>{</text:p>
            <text:p text:style-name="P210"><text:s text:c="8"/>"season": "4",</text:p>
            <text:p text:style-name="P210"><text:s text:c="8"/>"episode": "6",</text:p>
            <text:p text:style-name="P210"><text:s text:c="8"/>"subtitles": "[{'languageCode': 'dan', 'codec': 'srt', 'selected': '1', 'key': '101720', 'location': <text:soft-page-break/>'Sidecar'}, {'languageCode': 'eng', 'codec': 'srt', 'selected': None, 'key': '101719', 'location': 'Sidecar'}]",</text:p>
            <text:p text:style-name="P210"><text:s text:c="8"/>"key": "42325",</text:p>
            <text:p text:style-name="P210"><text:s text:c="8"/>"title": "<text:span text:style-name="T81">Some Movie</text:span>"</text:p>
            <text:p text:style-name="P210"><text:s text:c="4"/>}</text:p>
            <text:p text:style-name="P210">]</text:p>
          </table:table-cell>
        </table:table-row>
      </table:table>
      <text:p text:style-name="P120"/>
      <text:p text:style-name="P119">Do note, that i<text:span text:style-name="T84">f</text:span> getSubs <text:span text:style-name="T83">is part of the url</text:span>, then an additional call will be made for each episode, so kinda costly</text:p>
      <text:p text:style-name="P119"/>
      <text:h text:style-name="P162" text:outline-level="3"/>
      <text:h text:style-name="P168" text:outline-level="3"><text:bookmark-start text:name="__RefHeading___Toc4139_754688734"/>Delete Subtitle<text:bookmark-end text:name="__RefHeading___Toc4139_754688734"/></text:h>
      <text:p text:style-name="P121">To delete a sidecar <text:span text:style-name="T85">or agent </text:span>subtitle, issue a DELETE like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12"><text:span text:style-name="T86">/api/v3/pms/delSub/key/&lt;Key of media&gt;/sub/&lt;Key of subtitle&gt;</text:span></text:p>
          </table:table-cell>
        </table:table-row>
      </table:table>
      <text:p text:style-name="P121"/>
      <text:p text:style-name="P121">Sample call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15">/api/v3/pms/delSub/key/18147/sub/76740</text:p>
          </table:table-cell>
        </table:table-row>
      </table:table>
      <text:p text:style-name="P121"/>
      <text:p text:style-name="P121">With above, if success, we return 200, and with a body like: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212">{</text:p>
            <text:p text:style-name="P212"><text:s text:c="4"/>"Deleted file": "/share/CACHEDEV1_DATA/video/Nyt/movies/nov/myMovie/myMovie.2015.1080p.BluRay.x264.da.srt"</text:p>
            <text:p text:style-name="P212">}</text:p>
          </table:table-cell>
        </table:table-row>
      </table:table>
      <text:p text:style-name="P121"/>
      <text:p text:style-name="P122">If the subtitle to delete was downloaded from an agent, then we<text:span text:style-name="T7"> </text:span><text:span text:style-name="T11">return with a 200: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213">{</text:p>
            <text:p text:style-name="P213"><text:s text:c="4"/>"SymbLink": "/root/Library/Plex Media Server/Media/localhost/8/7de530475ce1adb8a4c731737b8a3f62bdd54ae.bundle/Contents/Subtitles/nl/com.plexapp.agents.opensubtitles_c0254bac627eb1f760cbff1cae4553862353318f.srt",</text:p>
            <text:p text:style-name="P213"><text:s text:c="4"/>"FilePath": "/root/Library/Plex Media Server/Media/localhost/8/7de530475ce1adb8a4c731737b8a3f62bdd54ae.bundle/Subtitle Contributions/com.plexapp.agents.opensubtitles/nl/c0254bac627eb1f760cbff1cae4553862353318f.srt"</text:p>
            <text:p text:style-name="P213">}</text:p>
          </table:table-cell>
        </table:table-row>
      </table:table>
      <text:p text:style-name="P94"/>
      <text:p text:style-name="P94">If the subtitle to delete was an embedded subtitle, then we'll return 406, and with a body like: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214">Hmmm....This is invalid, and most likely due to trying to delete an embedded sub :-)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7T22:01:35.361369337</dc:date>
    <dc:creator>Tommy Mikkelsen</dc:creator>
    <meta:editing-duration>P25DT4H2M54S</meta:editing-duration>
    <meta:editing-cycles>268</meta:editing-cycles>
    <meta:generator>LibreOffice/5.0.6.3$Linux_X86_64 LibreOffice_project/00m0$Build-3</meta:generator>
    <meta:document-statistic meta:table-count="82" meta:image-count="1" meta:object-count="0" meta:page-count="29" meta:paragraph-count="607" meta:word-count="5012" meta:character-count="37010" meta:non-whitespace-character-count="31338"/>
  </office:meta>
</office:document-meta>
</file>